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.423cm" fo:margin-bottom="0.212cm" fo:margin-left="0cm" fo:margin-right="0cm" fo:keep-with-next="always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left="1.27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1.27cm" fo:margin-right="0cm" fo:keep-together="always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keep-with-next="always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1.27cm" fo:margin-right="0cm" fo:keep-together="always" fo:orphans="2" fo:widows="2" style:writing-mode="lr-tb"/>
    </style:style>
    <style:style style:name="T8_1" style:family="text">
      <style:text-properties style:font-name="Arial" fo:font-size="11pt" style:font-name-asian="Arial" style:font-size-asian="11pt" style:font-name-complex="Arial" style:font-size-complex="11pt"/>
    </style:style>
    <style:style style:name="T8_2" style:family="text">
      <style:text-properties style:font-name="Arial" fo:font-size="11pt" style:font-name-asian="Arial" style:font-size-asian="11pt" style:font-name-complex="Arial" style:font-size-complex="11pt"/>
    </style:style>
    <style:style style:name="T8_3" style:family="text">
      <style:text-properties style:font-name="Arial" fo:font-size="11pt" style:font-name-asian="Arial" style:font-size-asian="11pt" style:font-name-complex="Arial" style:font-size-complex="11pt"/>
    </style:style>
    <style:style style:name="T8_4" style:family="text">
      <style:text-properties style:font-name="Arial" fo:font-size="11pt" style:font-name-asian="Arial" style:font-size-asian="11pt" style:font-name-complex="Arial" style:font-size-complex="11pt"/>
    </style:style>
    <style:style style:name="T8_5" style:family="text">
      <style:text-properties style:font-name="Arial" fo:font-size="11pt" style:font-name-asian="Arial" style:font-size-asian="11pt" style:font-name-complex="Arial" style:font-size-complex="11pt"/>
    </style:style>
    <style:style style:name="T8_6" style:family="text">
      <style:text-properties style:font-name="Arial" fo:font-size="11pt" style:font-name-asian="Arial" style:font-size-asian="11pt" style:font-name-complex="Arial" style:font-size-complex="11pt"/>
    </style:style>
    <style:style style:name="T8_7" style:family="text">
      <style:text-properties style:font-name="Arial" fo:font-size="11pt" style:font-name-asian="Arial" style:font-size-asian="11pt" style:font-name-complex="Arial" style:font-size-complex="11pt"/>
    </style:style>
    <style:style style:name="T8_8" style:family="text">
      <style:text-properties style:font-name="Arial" fo:font-size="11pt" style:font-name-asian="Arial" style:font-size-asian="11pt" style:font-name-complex="Arial" style:font-size-complex="11pt"/>
    </style:style>
    <style:style style:name="T8_9" style:family="text">
      <style:text-properties style:font-name="Arial" fo:font-size="11pt" style:font-name-asian="Arial" style:font-size-asian="11pt" style:font-name-complex="Arial" style:font-size-complex="11pt"/>
    </style:style>
    <style:style style:name="T8_10" style:family="text">
      <style:text-properties style:font-name="Arial" fo:font-size="11pt" style:font-name-asian="Arial" style:font-size-asian="11pt" style:font-name-complex="Arial" style:font-size-complex="11pt"/>
    </style:style>
    <style:style style:name="T8_11" style:family="text">
      <style:text-properties style:font-name="Arial" fo:font-size="11pt" style:font-name-asian="Arial" style:font-size-asian="11pt" style:font-name-complex="Arial" style:font-size-complex="11pt"/>
    </style:style>
    <style:style style:name="T8_12" style:family="text">
      <style:text-properties style:font-name="Arial" fo:font-size="11pt" style:font-name-asian="Arial" style:font-size-asian="11pt" style:font-name-complex="Arial" style:font-size-complex="11pt"/>
    </style:style>
    <style:style style:name="P9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font-name="Arial" fo:font-size="11pt" style:font-name-asian="Arial" style:font-size-asian="11pt" style:font-name-complex="Arial" style:font-size-complex="11pt"/>
    </style:style>
    <style:style style:name="T11_3" style:family="text">
      <style:text-properties style:font-name="Arial" fo:font-size="11pt" style:font-name-asian="Arial" style:font-size-asian="11pt" style:font-name-complex="Arial" style:font-size-complex="11pt"/>
    </style:style>
    <style:style style:name="T11_4" style:family="text">
      <style:text-properties style:font-name="Arial" fo:font-size="11pt" style:font-name-asian="Arial" style:font-size-asian="11pt" style:font-name-complex="Arial" style:font-size-complex="11pt"/>
    </style:style>
    <style:style style:name="T11_5" style:family="text">
      <style:text-properties style:font-name="Arial" fo:font-size="11pt" style:font-name-asian="Arial" style:font-size-asian="11pt" style:font-name-complex="Arial" style:font-size-complex="11pt"/>
    </style:style>
    <style:style style:name="T11_6" style:family="text">
      <style:text-properties style:font-name="Arial" fo:font-size="11pt" style:font-name-asian="Arial" style:font-size-asian="11pt" style:font-name-complex="Arial" style:font-size-complex="11pt"/>
    </style:style>
    <style:style style:name="T11_7" style:family="text">
      <style:text-properties style:font-name="Arial" fo:font-size="11pt" style:font-name-asian="Arial" style:font-size-asian="11pt" style:font-name-complex="Arial" style:font-size-complex="11pt"/>
    </style:style>
    <style:style style:name="T11_8" style:family="text">
      <style:text-properties style:font-name="Arial" fo:font-size="11pt" style:font-name-asian="Arial" style:font-size-asian="11pt" style:font-name-complex="Arial" style:font-size-complex="11pt"/>
    </style:style>
    <style:style style:name="T11_9" style:family="text">
      <style:text-properties style:font-name="Arial" fo:font-size="11pt" style:font-name-asian="Arial" style:font-size-asian="11pt" style:font-name-complex="Arial" style:font-size-complex="11pt"/>
    </style:style>
    <style:style style:name="T11_10" style:family="text">
      <style:text-properties style:font-name="Arial" fo:font-size="11pt" style:font-name-asian="Arial" style:font-size-asian="11pt" style:font-name-complex="Arial" style:font-size-complex="11pt"/>
    </style:style>
    <style:style style:name="T11_11" style:family="text">
      <style:text-properties style:font-name="Arial" fo:font-size="11pt" style:font-name-asian="Arial" style:font-size-asian="11pt" style:font-name-complex="Arial" style:font-size-complex="11pt"/>
    </style:style>
    <style:style style:name="T11_12" style:family="text">
      <style:text-properties style:font-name="Arial" fo:font-size="11pt" style:font-name-asian="Arial" style:font-size-asian="11pt" style:font-name-complex="Arial" style:font-size-complex="11pt"/>
    </style:style>
    <style:style style:name="T11_13" style:family="text">
      <style:text-properties style:font-name="Arial" fo:font-size="11pt" style:font-name-asian="Arial" style:font-size-asian="11pt" style:font-name-complex="Arial" style:font-size-complex="11pt"/>
    </style:style>
    <style:style style:name="T11_14" style:family="text">
      <style:text-properties style:font-name="Arial" fo:font-size="11pt" style:font-name-asian="Arial" style:font-size-asian="11pt" style:font-name-complex="Arial" style:font-size-complex="11pt"/>
    </style:style>
    <style:style style:name="T11_15" style:family="text">
      <style:text-properties style:font-name="Arial" fo:font-size="11pt" style:font-name-asian="Arial" style:font-size-asian="11pt" style:font-name-complex="Arial" style:font-size-complex="11pt"/>
    </style:style>
    <style:style style:name="T11_16" style:family="text">
      <style:text-properties style:font-name="Arial" fo:font-size="11pt" style:font-name-asian="Arial" style:font-size-asian="11pt" style:font-name-complex="Arial" style:font-size-complex="11pt"/>
    </style:style>
    <style:style style:name="T11_17" style:family="text">
      <style:text-properties style:font-name="Arial" fo:font-size="11pt" style:font-name-asian="Arial" style:font-size-asian="11pt" style:font-name-complex="Arial" style:font-size-complex="11pt"/>
    </style:style>
    <style:style style:name="T11_18" style:family="text">
      <style:text-properties style:font-name="Arial" fo:font-size="11pt" style:font-name-asian="Arial" style:font-size-asian="11pt" style:font-name-complex="Arial" style:font-size-complex="11pt"/>
    </style:style>
    <style:style style:name="T11_19" style:family="text">
      <style:text-properties style:font-name="Arial" fo:font-size="11pt" style:font-name-asian="Arial" style:font-size-asian="11pt" style:font-name-complex="Arial" style:font-size-complex="11pt"/>
    </style:style>
    <style:style style:name="T11_20" style:family="text">
      <style:text-properties style:font-name="Arial" fo:font-size="11pt" style:font-name-asian="Arial" style:font-size-asian="11pt" style:font-name-complex="Arial" style:font-size-complex="11pt"/>
    </style:style>
    <style:style style:name="T11_21" style:family="text">
      <style:text-properties style:font-name="Arial" fo:font-size="11pt" style:font-name-asian="Arial" style:font-size-asian="11pt" style:font-name-complex="Arial" style:font-size-complex="11pt"/>
    </style:style>
    <style:style style:name="T11_22" style:family="text">
      <style:text-properties style:font-name="Arial" fo:font-size="11pt" style:font-name-asian="Arial" style:font-size-asian="11pt" style:font-name-complex="Arial" style:font-size-complex="11pt"/>
    </style:style>
    <style:style style:name="T11_23" style:family="text">
      <style:text-properties style:font-name="Arial" fo:font-size="11pt" style:font-name-asian="Arial" style:font-size-asian="11pt" style:font-name-complex="Arial" style:font-size-complex="11pt"/>
    </style:style>
    <style:style style:name="T11_24" style:family="text">
      <style:text-properties style:font-name="Arial" fo:font-size="11pt" style:font-name-asian="Arial" style:font-size-asian="11pt" style:font-name-complex="Arial" style:font-size-complex="11pt"/>
    </style:style>
    <style:style style:name="T11_25" style:family="text">
      <style:text-properties style:font-name="Arial" fo:font-size="11pt" style:font-name-asian="Arial" style:font-size-asian="11pt" style:font-name-complex="Arial" style:font-size-complex="11pt"/>
    </style:style>
    <style:style style:name="T11_26" style:family="text">
      <style:text-properties style:font-name="Arial" fo:font-size="11pt" style:font-name-asian="Arial" style:font-size-asian="11pt" style:font-name-complex="Arial" style:font-size-complex="11pt"/>
    </style:style>
    <style:style style:name="T11_27" style:family="text">
      <style:text-properties style:font-name="Arial" fo:font-size="11pt" style:font-name-asian="Arial" style:font-size-asian="11pt" style:font-name-complex="Arial" style:font-size-complex="11pt"/>
    </style:style>
    <style:style style:name="T11_28" style:family="text">
      <style:text-properties style:font-name="Arial" fo:font-size="11pt" style:font-name-asian="Arial" style:font-size-asian="11pt" style:font-name-complex="Arial" style:font-size-complex="11pt"/>
    </style:style>
    <style:style style:name="T11_29" style:family="text"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fo:orphans="2" fo:widows="2" style:writing-mode="lr-tb"/>
    </style:style>
    <style:style style:name="T12_1" style:family="text">
      <style:text-properties style:font-name="Arial" fo:font-size="11pt" style:font-name-asian="Arial" style:font-size-asian="11pt" style:font-name-complex="Arial" style:font-size-complex="11pt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fo:orphans="2" fo:widows="2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keep-with-next="always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keep-with-next="always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text-indent="0cm" fo:line-height="100%" fo:margin-top="0cm" fo:margin-bottom="0.212cm" fo:margin-left="1.773cm" fo:margin-right="0cm" fo:keep-together="always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1.249cm" fo:line-height="100%" fo:margin-top="0cm" fo:margin-bottom="0.212cm" fo:margin-left="1.249cm" fo:margin-right="0cm" fo:keep-together="always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1.87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font-name="Arial" fo:font-size="11pt" style:font-name-asian="Arial" style:font-size-asian="11pt" style:font-name-complex="Arial" style:font-size-complex="11pt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font-name="Arial" fo:font-size="11pt" style:font-name-asian="Arial" style:font-size-asian="11pt" style:font-name-complex="Arial" style:font-size-complex="11pt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font-name="Arial" fo:font-size="11pt" style:font-name-asian="Arial" style:font-size-asian="11pt" style:font-name-complex="Arial" style:font-size-complex="11pt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font-name="Arial" fo:font-size="11pt" style:font-name-asian="Arial" style:font-size-asian="11pt" style:font-name-complex="Arial" style:font-size-complex="11pt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.212cm" fo:margin-bottom="0.106cm" fo:margin-left="0cm" fo:margin-right="0cm" fo:keep-with-next="always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88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04cm"/>
          <style:tab-stop style:type="left" style:leader-style="none" style:position="3.316cm"/>
        </style:tab-stops>
      </style:paragraph-properties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04cm"/>
          <style:tab-stop style:type="left" style:leader-style="none" style:position="3.369cm"/>
        </style:tab-stops>
      </style:paragraph-properties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905cm"/>
          <style:tab-stop style:type="left" style:leader-style="none" style:position="3.334cm"/>
        </style:tab-stops>
      </style:paragraph-properties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905cm"/>
          <style:tab-stop style:type="left" style:leader-style="none" style:position="3.334cm"/>
        </style:tab-stops>
      </style:paragraph-properties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2.575cm"/>
          <style:tab-stop style:type="left" style:leader-style="none" style:position="3.334cm"/>
        </style:tab-stops>
      </style:paragraph-properties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2.575cm"/>
          <style:tab-stop style:type="left" style:leader-style="none" style:position="3.334cm"/>
        </style:tab-stops>
      </style:paragraph-properties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1.905cm"/>
          <style:tab-stop style:type="left" style:leader-style="none" style:position="3.334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93cm"/>
        </style:tab-stops>
      </style:paragraph-properties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>
        <style:tab-stops>
          <style:tab-stop style:type="left" style:leader-style="none" style:position="3.157cm"/>
        </style:tab-stops>
      </style:paragraph-properties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-0.635cm" fo:line-height="100%" fo:margin-top="0cm" fo:margin-left="3.845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-0.635cm" fo:line-height="100%" fo:margin-top="0cm" fo:margin-left="3.845cm" fo:margin-right="0cm" fo:orphans="2" fo:widows="2" style:writing-mode="lr-tb">
        <style:tab-stops>
          <style:tab-stop style:type="left" style:leader-style="none" style:position="3.898cm"/>
        </style:tab-stops>
      </style:paragraph-properties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1.90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justify" fo:break-before="auto" fo:text-indent="0cm" fo:line-height="100%" fo:margin-top="0cm" fo:margin-left="1.905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justify" fo:break-before="auto" fo:text-indent="0cm" fo:line-height="100%" fo:margin-top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justify" fo:break-before="auto" fo:text-indent="0cm" fo:line-height="100%" fo:margin-top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justify" fo:break-before="auto" fo:text-indent="0cm" fo:line-height="100%" fo:margin-top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break-before="auto" fo:text-indent="0cm" fo:line-height="100%" fo:margin-top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justify" fo:break-before="auto" fo:text-indent="0cm" fo:line-height="100%" fo:margin-top="0cm" fo:margin-left="1.88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5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8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7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justify" fo:break-before="auto" fo:text-indent="-1.782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justify" fo:break-before="auto" fo:text-indent="0cm" fo:line-height="100%" fo:margin-top="0cm" fo:margin-left="0.071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justify" fo:break-before="auto" fo:text-indent="1.182cm" fo:line-height="100%" fo:margin-top="0cm" fo:margin-left="0.071cm" fo:margin-right="0cm" fo:orphans="2" fo:widows="2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justify" fo:break-before="auto" fo:text-indent="-0.053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justify" fo:break-before="auto" fo:text-indent="-0.053cm" fo:line-height="100%" fo:margin-top="0cm" fo:margin-left="1.852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6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3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justify" fo:break-before="auto" fo:text-indent="-0.053cm" fo:line-height="100%" fo:margin-top="0cm" fo:margin-left="0.67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justify" fo:break-before="auto" fo:text-indent="0cm" fo:line-height="100%" fo:margin-top="0cm" fo:margin-left="0.67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justify" fo:break-before="auto" fo:text-indent="0cm" fo:line-height="100%" fo:margin-top="0cm" fo:margin-left="1.799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3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6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9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2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5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justify" fo:break-before="auto" fo:text-indent="0cm" fo:line-height="100%" fo:margin-top="0cm" fo:margin-left="1.81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mória</text:span><text:span text:style-name="T1_2"><text:s/></text:span><text:span text:style-name="T1_3">Virtual</text:span><text:span text:style-name="T1_4"><text:line-break/></text:span><text:span text:style-name="T1_5">Caso</text:span><text:span text:style-name="T1_6"><text:s/></text:span><text:span text:style-name="T1_7">de</text:span><text:span text:style-name="T1_8"><text:s/></text:span><text:span text:style-name="T1_9">Uso</text:span><text:span text:style-name="T1_10">:<text:s/></text:span><text:span text:style-name="T1_11">Editar</text:span><text:span text:style-name="T1_12"><text:s/></text:span><text:span text:style-name="T1_13">Bem</text:span><text:span text:style-name="T1_14"><text:s/></text:span><text:span text:style-name="T1_15">Patrimonial</text:span></text:p>
      <text:p text:style-name="P2"/>
      <text:p text:style-name="P3"><text:span text:style-name="T3_1">Breve</text:span><text:span text:style-name="T3_2"><text:s/></text:span><text:span text:style-name="T3_3">Descrição</text:span></text:p>
      <text:p text:style-name="P4"><text:span text:style-name="T4_1">Este</text:span><text:span text:style-name="T4_2"><text:s/></text:span><text:span text:style-name="T4_3">caso</text:span><text:span text:style-name="T4_4"><text:s/></text:span><text:span text:style-name="T4_5">de</text:span><text:span text:style-name="T4_6"><text:s/></text:span><text:span text:style-name="T4_7">uso</text:span><text:span text:style-name="T4_8"><text:s/></text:span><text:span text:style-name="T4_9">permite</text:span><text:span text:style-name="T4_10"><text:s/></text:span><text:span text:style-name="T4_11">a</text:span><text:span text:style-name="T4_12"><text:s/></text:span><text:span text:style-name="T4_13">alteração</text:span><text:span text:style-name="T4_14"><text:s/></text:span><text:span text:style-name="T4_15">de</text:span><text:span text:style-name="T4_16"><text:s/></text:span><text:span text:style-name="T4_17">informações</text:span><text:span text:style-name="T4_18"><text:s/></text:span><text:span text:style-name="T4_19">sobre</text:span><text:span text:style-name="T4_20"><text:s/></text:span><text:span text:style-name="T4_21">um</text:span><text:span text:style-name="T4_22"><text:s/></text:span><text:span text:style-name="T4_23">bem</text:span><text:span text:style-name="T4_24"><text:s/></text:span><text:span text:style-name="T4_25">patrimonial</text:span><text:span text:style-name="T4_26"><text:s/></text:span><text:span text:style-name="T4_27">no</text:span><text:span text:style-name="T4_28"><text:s/></text:span><text:span text:style-name="T4_29">sistema</text:span><text:span text:style-name="T4_30"><text:s/></text:span><text:span text:style-name="T4_31">e</text:span><text:span text:style-name="T4_32"><text:s/></text:span><text:span text:style-name="T4_33">deve</text:span><text:span text:style-name="T4_34"><text:s/></text:span><text:span text:style-name="T4_35">poder</text:span><text:span text:style-name="T4_36"><text:s/></text:span><text:span text:style-name="T4_37">ser</text:span><text:span text:style-name="T4_38"><text:s/></text:span><text:span text:style-name="T4_39">acessado</text:span><text:span text:style-name="T4_40"><text:s/></text:span><text:span text:style-name="T4_41">também</text:span><text:span text:style-name="T4_42"><text:s/></text:span><text:span text:style-name="T4_43">por</text:span><text:span text:style-name="T4_44"><text:s/></text:span><text:span text:style-name="T4_45">meio</text:span><text:span text:style-name="T4_46"><text:s/></text:span><text:span text:style-name="T4_47">da</text:span><text:span text:style-name="T4_48"><text:s/></text:span><text:span text:style-name="T4_49">busca</text:span><text:span text:style-name="T4_50"><text:s/></text:span><text:span text:style-name="T4_51">simples</text:span><text:span text:style-name="T4_52">.</text:span></text:p>
      <text:p text:style-name="P5"><text:span text:style-name="T5_1">Breve</text:span><text:span text:style-name="T5_2"><text:s/></text:span><text:span text:style-name="T5_3">Descrição</text:span><text:span text:style-name="T5_4"><text:s/></text:span><text:span text:style-name="T5_5">dos</text:span><text:span text:style-name="T5_6"><text:s/></text:span><text:span text:style-name="T5_7">Atores</text:span></text:p>
      <text:p text:style-name="P6"><text:span text:style-name="T6_1">Catalogador</text:span><text:span text:style-name="T6_2"><text:s/>–<text:s/></text:span><text:span text:style-name="T6_3">Cadastra</text:span><text:span text:style-name="T6_4">,<text:s/></text:span><text:span text:style-name="T6_5">Edita</text:span><text:span text:style-name="T6_6"><text:s/></text:span><text:span text:style-name="T6_7">e</text:span><text:span text:style-name="T6_8"><text:s/></text:span><text:span text:style-name="T6_9">Exclui</text:span><text:span text:style-name="T6_10"><text:s/></text:span><text:span text:style-name="T6_11">bens</text:span><text:span text:style-name="T6_12"><text:s/></text:span><text:span text:style-name="T6_13">patrimoniais</text:span><text:span text:style-name="T6_14"><text:s/></text:span><text:span text:style-name="T6_15">do</text:span><text:span text:style-name="T6_16"><text:s/></text:span><text:span text:style-name="T6_17">sistema</text:span></text:p>
      <text:p text:style-name="P7"><text:span text:style-name="T7_1">Pré</text:span><text:span text:style-name="T7_2">-</text:span><text:span text:style-name="T7_3">condições</text:span></text:p>
      <text:p text:style-name="P8"><text:span text:style-name="T8_1">Usuário</text:span><text:span text:style-name="T8_2">:<text:s/></text:span><text:span text:style-name="T8_3">Pode</text:span><text:span text:style-name="T8_4"><text:s/></text:span><text:span text:style-name="T8_5">editar</text:span><text:span text:style-name="T8_6"><text:s/></text:span><text:span text:style-name="T8_7">um</text:span><text:span text:style-name="T8_8"><text:s/></text:span><text:span text:style-name="T8_9">bem</text:span><text:span text:style-name="T8_10"><text:s/></text:span><text:span text:style-name="T8_11">patrimonial</text:span><text:span text:style-name="T8_12">.</text:span></text:p>
      <text:p text:style-name="P9"><text:span text:style-name="T9_1">Fluxo</text:span><text:span text:style-name="T9_2"><text:s/></text:span><text:span text:style-name="T9_3">Básico</text:span><text:span text:style-name="T9_4"><text:s/></text:span><text:span text:style-name="T9_5">de</text:span><text:span text:style-name="T9_6"><text:s/></text:span><text:span text:style-name="T9_7">eventos</text:span></text:p>
      <text:p text:style-name="P10"/>
      <text:p text:style-name="P11"><text:span text:style-name="T11_1">1.<text:s/></text:span><text:span text:style-name="T11_2">O</text:span><text:span text:style-name="T11_3"><text:s/></text:span><text:span text:style-name="T11_4">usuário</text:span><text:span text:style-name="T11_5"><text:s/></text:span><text:span text:style-name="T11_6">clica</text:span><text:span text:style-name="T11_7"><text:s/></text:span><text:span text:style-name="T11_8">sobre</text:span><text:span text:style-name="T11_9"><text:s/></text:span><text:span text:style-name="T11_10">um</text:span><text:span text:style-name="T11_11"><text:s/></text:span><text:span text:style-name="T11_12">item</text:span><text:span text:style-name="T11_13"><text:s/></text:span><text:span text:style-name="T11_14">da</text:span><text:span text:style-name="T11_15"><text:s/></text:span><text:span text:style-name="T11_16">lista</text:span><text:span text:style-name="T11_17"><text:s/></text:span><text:span text:style-name="T11_18">para</text:span><text:span text:style-name="T11_19"><text:s/></text:span><text:span text:style-name="T11_20">e</text:span><text:span text:style-name="T11_21"><text:s/></text:span><text:span text:style-name="T11_22">depois</text:span><text:span text:style-name="T11_23"><text:s/></text:span><text:span text:style-name="T11_24">no</text:span><text:span text:style-name="T11_25"><text:s/></text:span><text:span text:style-name="T11_26">botão</text:span><text:span text:style-name="T11_27"><text:s/>"</text:span><text:span text:style-name="T11_28">Editar</text:span><text:span text:style-name="T11_29">".</text:span></text:p>
      <text:p text:style-name="P12"><text:span text:style-name="T12_1">2</text:span><text:span text:style-name="T12_2">.<text:s/></text:span><text:span text:style-name="T12_3">Após</text:span><text:span text:style-name="T12_4"><text:s/></text:span><text:span text:style-name="T12_5">alterar</text:span><text:span text:style-name="T12_6"><text:s/></text:span><text:span text:style-name="T12_7">todos</text:span><text:span text:style-name="T12_8"><text:s/></text:span><text:span text:style-name="T12_9">os</text:span><text:span text:style-name="T12_10"><text:s/></text:span><text:span text:style-name="T12_11">dados</text:span><text:span text:style-name="T12_12"><text:s/></text:span><text:span text:style-name="T12_13">desejados</text:span><text:span text:style-name="T12_14">,<text:s/></text:span><text:span text:style-name="T12_15">o</text:span><text:span text:style-name="T12_16"><text:s/></text:span><text:span text:style-name="T12_17">usuário</text:span><text:span text:style-name="T12_18"><text:s/></text:span><text:span text:style-name="T12_19">confirma</text:span><text:span text:style-name="T12_20"><text:s/></text:span><text:span text:style-name="T12_21">a</text:span><text:span text:style-name="T12_22"><text:s/></text:span><text:span text:style-name="T12_23">operação</text:span><text:span text:style-name="T12_24">,<text:s/></text:span><text:span text:style-name="T12_25">selecionando</text:span><text:span text:style-name="T12_26"><text:s/></text:span><text:span text:style-name="T12_27">a</text:span><text:span text:style-name="T12_28"><text:s/></text:span><text:span text:style-name="T12_29">opção</text:span><text:span text:style-name="T12_30"><text:s/>“</text:span><text:span text:style-name="T12_31">Salvar</text:span><text:span text:style-name="T12_32">”.</text:span></text:p>
      <text:p text:style-name="P13"><text:span text:style-name="T13_1">3</text:span><text:span text:style-name="T13_2">.<text:s/></text:span><text:span text:style-name="T13_3">O</text:span><text:span text:style-name="T13_4"><text:s/></text:span><text:span text:style-name="T13_5">Sistema</text:span><text:span text:style-name="T13_6"><text:s/></text:span><text:span text:style-name="T13_7">valida</text:span><text:span text:style-name="T13_8"><text:s/></text:span><text:span text:style-name="T13_9">a</text:span><text:span text:style-name="T13_10"><text:s/></text:span><text:span text:style-name="T13_11">alteração</text:span><text:span text:style-name="T13_12"><text:s/></text:span><text:span text:style-name="T13_13">e</text:span><text:span text:style-name="T13_14"><text:s/></text:span><text:span text:style-name="T13_15">exibe</text:span><text:span text:style-name="T13_16"><text:s/></text:span><text:span text:style-name="T13_17">mensagem</text:span><text:span text:style-name="T13_18"><text:s/>“</text:span><text:span text:style-name="T13_19">Bem</text:span><text:span text:style-name="T13_20"><text:s/></text:span><text:span text:style-name="T13_21">Patrimonial</text:span><text:span text:style-name="T13_22"><text:s/></text:span><text:span text:style-name="T13_23">modificado</text:span><text:span text:style-name="T13_24"><text:s/></text:span><text:span text:style-name="T13_25">com</text:span><text:span text:style-name="T13_26"><text:s/></text:span><text:span text:style-name="T13_27">sucesso</text:span><text:span text:style-name="T13_28">”,<text:s/></text:span><text:span text:style-name="T13_29">Associando</text:span><text:span text:style-name="T13_30"><text:s/></text:span><text:span text:style-name="T13_31">o</text:span><text:span text:style-name="T13_32"><text:s/></text:span><text:span text:style-name="T13_33">usuário</text:span><text:span text:style-name="T13_34"><text:s/></text:span><text:span text:style-name="T13_35">que</text:span><text:span text:style-name="T13_36"><text:s/></text:span><text:span text:style-name="T13_37">fez</text:span><text:span text:style-name="T13_38"><text:s/></text:span><text:span text:style-name="T13_39">a</text:span><text:span text:style-name="T13_40"><text:s/></text:span><text:span text:style-name="T13_41">modificação</text:span><text:span text:style-name="T13_42">;</text:span></text:p>
      <text:p text:style-name="P14"/>
      <text:p text:style-name="P15"><text:span text:style-name="T15_1">Fluxos</text:span><text:span text:style-name="T15_2"><text:s/></text:span><text:span text:style-name="T15_3">Alternativos</text:span></text:p>
      <text:p text:style-name="P16"><text:span text:style-name="T16_1">Fluxo</text:span><text:span text:style-name="T16_2"><text:s/></text:span><text:span text:style-name="T16_3">Alternativo</text:span><text:span text:style-name="T16_4"><text:s/>1</text:span></text:p>
      <text:p text:style-name="P17"><text:span text:style-name="T17_1"><text:tab/></text:span><text:span text:style-name="T17_2">Se</text:span><text:span text:style-name="T17_3"><text:s/></text:span><text:span text:style-name="T17_4">no</text:span><text:span text:style-name="T17_5"><text:s/></text:span><text:span text:style-name="T17_6">Fluxo</text:span><text:span text:style-name="T17_7"><text:s/></text:span><text:span text:style-name="T17_8">Básico</text:span><text:span text:style-name="T17_9"><text:s/></text:span><text:span text:style-name="T17_10">a</text:span><text:span text:style-name="T17_11"><text:s/></text:span><text:span text:style-name="T17_12">qualquer</text:span><text:span text:style-name="T17_13"><text:s/></text:span><text:span text:style-name="T17_14">momento</text:span><text:span text:style-name="T17_15"><text:s/></text:span><text:span text:style-name="T17_16">o</text:span><text:span text:style-name="T17_17"><text:s/></text:span><text:span text:style-name="T17_18">usuário</text:span><text:span text:style-name="T17_19"><text:s/></text:span><text:span text:style-name="T17_20">selecionar</text:span><text:span text:style-name="T17_21"><text:s/></text:span><text:span text:style-name="T17_22">a</text:span><text:span text:style-name="T17_23"><text:s/></text:span><text:span text:style-name="T17_24">opção</text:span><text:span text:style-name="T17_25"><text:s/>“</text:span><text:span text:style-name="T17_26">Cancelar</text:span><text:span text:style-name="T17_27">”</text:span></text:p>
      <text:p text:style-name="P18"><text:span text:style-name="T18_1">O</text:span><text:span text:style-name="T18_2"><text:s/></text:span><text:span text:style-name="T18_3">sistema</text:span><text:span text:style-name="T18_4"><text:s/></text:span><text:span text:style-name="T18_5">retorna</text:span><text:span text:style-name="T18_6"><text:s/></text:span><text:span text:style-name="T18_7">à</text:span><text:span text:style-name="T18_8"><text:s/></text:span><text:span text:style-name="T18_9">página</text:span><text:span text:style-name="T18_10"><text:s/></text:span><text:span text:style-name="T18_11">inicial</text:span><text:span text:style-name="T18_12"><text:s/></text:span><text:span text:style-name="T18_13">e</text:span><text:span text:style-name="T18_14"><text:s/></text:span><text:span text:style-name="T18_15">o</text:span><text:span text:style-name="T18_16"><text:s/></text:span><text:span text:style-name="T18_17">caso</text:span><text:span text:style-name="T18_18"><text:s/></text:span><text:span text:style-name="T18_19">de</text:span><text:span text:style-name="T18_20"><text:s/></text:span><text:span text:style-name="T18_21">uso</text:span><text:span text:style-name="T18_22"><text:s/></text:span><text:span text:style-name="T18_23">termina</text:span><text:span text:style-name="T18_24">.</text:span></text:p>
      <text:p text:style-name="P19"/>
      <text:p text:style-name="P20"><text:span text:style-name="T20_1">Fluxo</text:span><text:span text:style-name="T20_2"><text:s/></text:span><text:span text:style-name="T20_3">Alternativo</text:span><text:span text:style-name="T20_4"><text:s/>2</text:span></text:p>
      <text:p text:style-name="P21"><text:span text:style-name="T21_1">Se</text:span><text:span text:style-name="T21_2"><text:s/></text:span><text:span text:style-name="T21_3">no</text:span><text:span text:style-name="T21_4"><text:s/></text:span><text:span text:style-name="T21_5">passo</text:span><text:span text:style-name="T21_6"><text:s/>4<text:s/></text:span><text:span text:style-name="T21_7">do</text:span><text:span text:style-name="T21_8"><text:s/></text:span><text:span text:style-name="T21_9">Fluxo</text:span><text:span text:style-name="T21_10"><text:s/></text:span><text:span text:style-name="T21_11">Básico</text:span><text:span text:style-name="T21_12"><text:s/></text:span><text:span text:style-name="T21_13">o</text:span><text:span text:style-name="T21_14"><text:s/></text:span><text:span text:style-name="T21_15">catalogador</text:span><text:span text:style-name="T21_16"><text:s/></text:span><text:span text:style-name="T21_17">clica</text:span><text:span text:style-name="T21_18"><text:s/></text:span><text:span text:style-name="T21_19">em</text:span><text:span text:style-name="T21_20"><text:s/>"</text:span><text:span text:style-name="T21_21">Salvar</text:span><text:span text:style-name="T21_22">”<text:s/></text:span><text:span text:style-name="T21_23">sem</text:span><text:span text:style-name="T21_24"><text:s/></text:span><text:span text:style-name="T21_25">que</text:span><text:span text:style-name="T21_26"><text:s/></text:span><text:span text:style-name="T21_27">os</text:span><text:span text:style-name="T21_28"><text:s/></text:span><text:span text:style-name="T21_29">campos</text:span><text:span text:style-name="T21_30"><text:s/></text:span><text:span text:style-name="T21_31">obrigatórios</text:span><text:span text:style-name="T21_32"><text:s/></text:span><text:span text:style-name="T21_33">estejam</text:span><text:span text:style-name="T21_34"><text:s/></text:span><text:span text:style-name="T21_35">preenchidos</text:span><text:span text:style-name="T21_36">,<text:s/></text:span><text:span text:style-name="T21_37">então</text:span><text:span text:style-name="T21_38">:</text:span></text:p>
      <text:p text:style-name="P22"/>
      <text:p text:style-name="P23"><text:span text:style-name="T23_1"><text:s/>1.<text:s text:c="2"/></text:span><text:span text:style-name="T23_2">O</text:span><text:span text:style-name="T23_3"><text:s/></text:span><text:span text:style-name="T23_4">sistema</text:span><text:span text:style-name="T23_5"><text:s/></text:span><text:span text:style-name="T23_6">exibe</text:span><text:span text:style-name="T23_7"><text:s/></text:span><text:span text:style-name="T23_8">a</text:span><text:span text:style-name="T23_9"><text:s/></text:span><text:span text:style-name="T23_10">mensagem</text:span><text:span text:style-name="T23_11">:</text:span></text:p>
      <text:p text:style-name="P24"><text:span text:style-name="T24_1">a</text:span><text:span text:style-name="T24_2">.<text:s/>“</text:span><text:span text:style-name="T24_3">O</text:span><text:span text:style-name="T24_4"><text:s/></text:span><text:span text:style-name="T24_5">campo</text:span><text:span text:style-name="T24_6"><text:s/>&lt;</text:span><text:span text:style-name="T24_7">nome</text:span><text:span text:style-name="T24_8"><text:s/></text:span><text:span text:style-name="T24_9">do</text:span><text:span text:style-name="T24_10"><text:s/></text:span><text:span text:style-name="T24_11">campo</text:span><text:span text:style-name="T24_12">&gt;<text:s/></text:span><text:span text:style-name="T24_13">não</text:span><text:span text:style-name="T24_14"><text:s/></text:span><text:span text:style-name="T24_15">foi</text:span><text:span text:style-name="T24_16"><text:s/></text:span><text:span text:style-name="T24_17">preenchido</text:span><text:span text:style-name="T24_18">”;</text:span></text:p>
      <text:list text:style-name="LS1" xml:id="list0">
        <text:list-item>
          <text:p text:style-name="P25"><text:span text:style-name="T25_1">O</text:span><text:span text:style-name="T25_2"><text:s/></text:span><text:span text:style-name="T25_3">caso</text:span><text:span text:style-name="T25_4"><text:s/></text:span><text:span text:style-name="T25_5">de</text:span><text:span text:style-name="T25_6"><text:s/></text:span><text:span text:style-name="T25_7">uso</text:span><text:span text:style-name="T25_8"><text:s/></text:span><text:span text:style-name="T25_9">retorna</text:span><text:span text:style-name="T25_10"><text:s/></text:span><text:span text:style-name="T25_11">ao</text:span><text:span text:style-name="T25_12"><text:s/></text:span><text:span text:style-name="T25_13">passo</text:span><text:span text:style-name="T25_14"><text:s/>3<text:s/></text:span><text:span text:style-name="T25_15">do</text:span><text:span text:style-name="T25_16"><text:s/></text:span><text:span text:style-name="T25_17">fluxo</text:span><text:span text:style-name="T25_18"><text:s/></text:span><text:span text:style-name="T25_19">básico</text:span><text:span text:style-name="T25_20">.</text:span></text:p>
        </text:list-item>
      </text:list>
      <text:p text:style-name="P26"/>
      <text:p text:style-name="P27"><text:span text:style-name="T27_1">Pós</text:span><text:span text:style-name="T27_2">-</text:span><text:span text:style-name="T27_3">condições</text:span></text:p>
      <text:list text:style-name="LS2" xml:id="list1">
        <text:list-item>
          <text:list>
            <text:list-item>
              <text:p text:style-name="P28"><text:span text:style-name="T28_1">Fluxo</text:span><text:span text:style-name="T28_2"><text:s/></text:span><text:span text:style-name="T28_3">Básico</text:span><text:span text:style-name="T28_4">:<text:s/></text:span><text:span text:style-name="T28_5">Um</text:span><text:span text:style-name="T28_6"><text:s/></text:span><text:span text:style-name="T28_7">Bem</text:span><text:span text:style-name="T28_8"><text:s/></text:span><text:span text:style-name="T28_9">Patrimonial</text:span><text:span text:style-name="T28_10"><text:s/></text:span><text:span text:style-name="T28_11">é</text:span><text:span text:style-name="T28_12"><text:s/></text:span><text:span text:style-name="T28_13">alterado</text:span><text:span text:style-name="T28_14"><text:s/></text:span><text:span text:style-name="T28_15">n</text:span><text:span text:style-name="T28_16">a</text:span><text:span text:style-name="T28_17"><text:s/></text:span><text:span text:style-name="T28_18">base</text:span><text:span text:style-name="T28_19"><text:s/></text:span><text:span text:style-name="T28_20">de</text:span><text:span text:style-name="T28_21"><text:s/></text:span><text:span text:style-name="T28_22">dados</text:span><text:span text:style-name="T28_23"><text:s/></text:span><text:span text:style-name="T28_24">do</text:span><text:span text:style-name="T28_25"><text:s/></text:span><text:span text:style-name="T28_26">sistema</text:span><text:span text:style-name="T28_27">.</text:span></text:p>
            </text:list-item>
            <text:list-item>
              <text:p text:style-name="P29"><text:span text:style-name="T29_1">Fluxo</text:span><text:span text:style-name="T29_2"><text:s/></text:span><text:span text:style-name="T29_3">Alternativo</text:span><text:span text:style-name="T29_4"><text:s/>1:<text:s/></text:span><text:span text:style-name="T29_5">Não</text:span><text:span text:style-name="T29_6"><text:s/></text:span><text:span text:style-name="T29_7">há</text:span><text:span text:style-name="T29_8"><text:s/></text:span><text:span text:style-name="T29_9">mudanças</text:span><text:span text:style-name="T29_10"><text:s/></text:span><text:span text:style-name="T29_11">n</text:span><text:span text:style-name="T29_12">a</text:span><text:span text:style-name="T29_13"><text:s/></text:span><text:span text:style-name="T29_14">b</text:span><text:span text:style-name="T29_15">ase</text:span><text:span text:style-name="T29_16"><text:s/></text:span><text:span text:style-name="T29_17">de</text:span><text:span text:style-name="T29_18"><text:s/></text:span><text:span text:style-name="T29_19">dados</text:span><text:span text:style-name="T29_20"><text:s/></text:span><text:span text:style-name="T29_21">do</text:span><text:span text:style-name="T29_22"><text:s/></text:span><text:span text:style-name="T29_23">sistema</text:span><text:span text:style-name="T29_24">.</text:span></text:p>
            </text:list-item>
            <text:list-item>
              <text:p text:style-name="P30"><text:span text:style-name="T30_1">Fluxo</text:span><text:span text:style-name="T30_2"><text:s/></text:span><text:span text:style-name="T30_3">Alternativo</text:span><text:span text:style-name="T30_4"><text:s/>2:<text:s/></text:span><text:span text:style-name="T30_5">A</text:span><text:span text:style-name="T30_6"><text:s/></text:span><text:span text:style-name="T30_7">alteração</text:span><text:span text:style-name="T30_8"><text:s/></text:span><text:span text:style-name="T30_9">do</text:span><text:span text:style-name="T30_10"><text:s/></text:span><text:span text:style-name="T30_11">bem</text:span><text:span text:style-name="T30_12"><text:s/></text:span><text:span text:style-name="T30_13">patrimonial</text:span><text:span text:style-name="T30_14"><text:s/></text:span><text:span text:style-name="T30_15">está</text:span><text:span text:style-name="T30_16"><text:s/></text:span><text:span text:style-name="T30_17">pendente</text:span><text:span text:style-name="T30_18">.</text:span></text:p>
            </text:list-item>
          </text:list>
        </text:list-item>
      </text:list>
      <text:p text:style-name="P31"><text:span text:style-name="T31_1">Seção</text:span><text:span text:style-name="T31_2"><text:s/></text:span><text:span text:style-name="T31_3">I</text:span></text:p>
      <text:p text:style-name="P32"/>
      <text:p text:style-name="P33"><text:span text:style-name="T33_1">Esta</text:span><text:span text:style-name="T33_2"><text:s/></text:span><text:span text:style-name="T33_3">seção</text:span><text:span text:style-name="T33_4"><text:s/></text:span><text:span text:style-name="T33_5">contém</text:span><text:span text:style-name="T33_6"><text:s/></text:span><text:span text:style-name="T33_7">atributos</text:span><text:span text:style-name="T33_8"><text:s/></text:span><text:span text:style-name="T33_9">componentes</text:span><text:span text:style-name="T33_10"><text:s/></text:span><text:span text:style-name="T33_11">do</text:span><text:span text:style-name="T33_12"><text:s/></text:span><text:span text:style-name="T33_13">Padrão</text:span><text:span text:style-name="T33_14"><text:s/></text:span><text:span text:style-name="T33_15">de</text:span><text:span text:style-name="T33_16"><text:s/></text:span><text:span text:style-name="T33_17">Descrição</text:span><text:span text:style-name="T33_18"><text:s/></text:span><text:span text:style-name="T33_19">da</text:span><text:span text:style-name="T33_20"><text:s/></text:span><text:span text:style-name="T33_21">Informação</text:span><text:span text:style-name="T33_22"><text:s/></text:span><text:span text:style-name="T33_23">referente</text:span><text:span text:style-name="T33_24"><text:s/></text:span><text:span text:style-name="T33_25">à</text:span><text:span text:style-name="T33_26"><text:s/></text:span><text:span text:style-name="T33_27">estrutura</text:span><text:span text:style-name="T33_28"><text:s/></text:span><text:span text:style-name="T33_29">da</text:span><text:span text:style-name="T33_30"><text:s/></text:span><text:span text:style-name="T33_31">base</text:span><text:span text:style-name="T33_32"><text:s/></text:span><text:span text:style-name="T33_33">de</text:span><text:span text:style-name="T33_34"><text:s/></text:span><text:span text:style-name="T33_35">dados</text:span><text:span text:style-name="T33_36"><text:s/></text:span><text:span text:style-name="T33_37">do</text:span><text:span text:style-name="T33_38"><text:s/></text:span><text:span text:style-name="T33_39">Sistema</text:span><text:span text:style-name="T33_40"><text:s/></text:span><text:span text:style-name="T33_41">Memória</text:span><text:span text:style-name="T33_42"><text:s/></text:span><text:span text:style-name="T33_43">Virtual</text:span><text:span text:style-name="T33_44">.</text:span></text:p>
      <text:p text:style-name="P34"/>
      <text:list text:style-name="LS3" xml:id="list4">
        <text:list-item>
          <text:p text:style-name="P35"><text:span text:style-name="T35_1">Informações</text:span><text:span text:style-name="T35_2"><text:s/></text:span><text:span text:style-name="T35_3">Gerais</text:span><text:span text:style-name="T35_4"><text:s/></text:span><text:span text:style-name="T35_5">do</text:span><text:span text:style-name="T35_6"><text:s/></text:span><text:span text:style-name="T35_7">Bem</text:span><text:span text:style-name="T35_8"><text:s/></text:span><text:span text:style-name="T35_9">Patrimonial</text:span></text:p>
        </text:list-item>
      </text:list>
      <text:p text:style-name="P36"/>
      <text:p text:style-name="P37"><text:span text:style-name="T37_1"><text:tab/>1.1<text:tab/></text:span><text:span text:style-name="T37_2">Disponibilização</text:span><text:span text:style-name="T37_3"><text:s/></text:span><text:span text:style-name="T37_4">para</text:span><text:span text:style-name="T37_5"><text:s/></text:span><text:span text:style-name="T37_6">acesso</text:span><text:span text:style-name="T37_7"><text:s/></text:span><text:span text:style-name="T37_8">externo</text:span></text:p>
      <text:p text:style-name="P38"><text:span text:style-name="T38_1"><text:tab/><text:tab/></text:span><text:span text:style-name="T38_2">Tipo</text:span><text:span text:style-name="T38_3"><text:s/></text:span><text:span text:style-name="T38_4">checkbox</text:span><text:span text:style-name="T38_5"><text:s/>–<text:s/></text:span><text:span text:style-name="T38_6">Sim</text:span><text:span text:style-name="T38_7"><text:s/>–<text:s/></text:span><text:span text:style-name="T38_8">Não</text:span></text:p>
      <text:p text:style-name="P39"/>
      <text:p text:style-name="P40"><text:span text:style-name="T40_1">1.2<text:tab/></text:span><text:span text:style-name="T40_2">Natureza</text:span><text:span text:style-name="T40_3"><text:s/></text:span><text:span text:style-name="T40_4">do</text:span><text:span text:style-name="T40_5"><text:s/></text:span><text:span text:style-name="T40_6">Bem</text:span><text:span text:style-name="T40_7"><text:s/></text:span><text:span text:style-name="T40_8">Patrimonial</text:span></text:p>
      <text:p text:style-name="P41"><text:span text:style-name="T41_1">Tipo</text:span><text:span text:style-name="T41_2"><text:s/></text:span><text:span text:style-name="T41_3">checkbox</text:span><text:span text:style-name="T41_4"><text:s/>–<text:s/></text:span><text:span text:style-name="T41_5">Imaterial</text:span><text:span text:style-name="T41_6"><text:s/>–<text:s/></text:span><text:span text:style-name="T41_7">Material</text:span></text:p>
      <text:p text:style-name="P42"/>
      <text:p text:style-name="P43"><text:span text:style-name="T43_1"><text:tab/><text:tab/>1.2.1<text:s/></text:span><text:span text:style-name="T43_2">Natureza</text:span><text:span text:style-name="T43_3"><text:s/></text:span><text:span text:style-name="T43_4">do</text:span><text:span text:style-name="T43_5"><text:s/></text:span><text:span text:style-name="T43_6">Bem</text:span><text:span text:style-name="T43_7"><text:s/></text:span><text:span text:style-name="T43_8">Imaterial</text:span></text:p>
      <text:p text:style-name="P44"/>
      <text:p text:style-name="P45"><text:span text:style-name="T45_1"><text:tab/><text:tab/><text:s/></text:span><text:span text:style-name="T45_2">Celebrações</text:span><text:span text:style-name="T45_3">,<text:s/></text:span><text:span text:style-name="T45_4">Práticas</text:span><text:span text:style-name="T45_5"><text:s/></text:span><text:span text:style-name="T45_6">Sociais</text:span><text:span text:style-name="T45_7">,<text:s/></text:span><text:span text:style-name="T45_8">Rituais</text:span><text:span text:style-name="T45_9"><text:s/></text:span><text:span text:style-name="T45_10">e</text:span><text:span text:style-name="T45_11"><text:s/></text:span><text:span text:style-name="T45_12">Atos</text:span><text:span text:style-name="T45_13"><text:s/></text:span><text:span text:style-name="T45_14">Festivos</text:span></text:p>
      <text:p text:style-name="P46"><text:span text:style-name="T46_1"><text:tab/><text:tab/></text:span><text:span text:style-name="T46_2">Conhecimentos</text:span><text:span text:style-name="T46_3"><text:s/></text:span><text:span text:style-name="T46_4">e</text:span><text:span text:style-name="T46_5"><text:s/></text:span><text:span text:style-name="T46_6">Práticas</text:span><text:span text:style-name="T46_7"><text:s/></text:span><text:span text:style-name="T46_8">Relacionados</text:span><text:span text:style-name="T46_9"><text:s/></text:span><text:span text:style-name="T46_10">ao</text:span><text:span text:style-name="T46_11"><text:s/></text:span><text:span text:style-name="T46_12">Trabalho</text:span><text:span text:style-name="T46_13"><text:s/></text:span><text:span text:style-name="T46_14">e</text:span><text:span text:style-name="T46_15"><text:s/></text:span><text:span text:style-name="T46_16">à</text:span><text:span text:style-name="T46_17"><text:s/></text:span><text:span text:style-name="T46_18">Natureza</text:span></text:p>
      <text:p text:style-name="P47"><text:span text:style-name="T47_1"><text:tab/><text:tab/><text:s/></text:span><text:span text:style-name="T47_2">Técnicas</text:span><text:span text:style-name="T47_3"><text:s/></text:span><text:span text:style-name="T47_4">Artesanais</text:span><text:span text:style-name="T47_5"><text:s/></text:span><text:span text:style-name="T47_6">Tradicionais</text:span></text:p>
      <text:p text:style-name="P48"><text:span text:style-name="T48_1"><text:tab/><text:tab/><text:s/></text:span><text:span text:style-name="T48_2">Tradições</text:span><text:span text:style-name="T48_3"><text:s/></text:span><text:span text:style-name="T48_4">e</text:span><text:span text:style-name="T48_5"><text:s/></text:span><text:span text:style-name="T48_6">Expressões</text:span><text:span text:style-name="T48_7"><text:s/></text:span><text:span text:style-name="T48_8">orais</text:span></text:p>
      <text:p text:style-name="P49"><text:span text:style-name="T49_1"><text:tab/></text:span></text:p>
      <text:p text:style-name="P50"><text:span text:style-name="T50_1"><text:tab/>1.2.2<text:s/></text:span><text:span text:style-name="T50_2">Natureza</text:span><text:span text:style-name="T50_3"><text:s/></text:span><text:span text:style-name="T50_4">do</text:span><text:span text:style-name="T50_5"><text:s/></text:span><text:span text:style-name="T50_6">Bem</text:span><text:span text:style-name="T50_7"><text:s/></text:span><text:span text:style-name="T50_8">Material</text:span></text:p>
      <text:p text:style-name="P51"/>
      <text:p text:style-name="P52"><text:span text:style-name="T52_1"><text:tab/></text:span><text:span text:style-name="T52_2">Arqueologico</text:span></text:p>
      <text:p text:style-name="P53"><text:span text:style-name="T53_1"><text:tab/></text:span><text:span text:style-name="T53_2">Arquivístico</text:span></text:p>
      <text:p text:style-name="P54"><text:span text:style-name="T54_1"><text:tab/></text:span><text:span text:style-name="T54_2">Audiovisual</text:span></text:p>
      <text:p text:style-name="P55"><text:span text:style-name="T55_1"><text:tab/></text:span><text:span text:style-name="T55_2">Bibliográfico</text:span></text:p>
      <text:p text:style-name="P56"><text:span text:style-name="T56_1"><text:tab/></text:span><text:span text:style-name="T56_2">Edificado</text:span></text:p>
      <text:p text:style-name="P57"><text:span text:style-name="T57_1"><text:tab/></text:span><text:span text:style-name="T57_2">Móvel</text:span><text:span text:style-name="T57_3"><text:s/></text:span><text:span text:style-name="T57_4">E</text:span><text:span text:style-name="T57_5"><text:s/></text:span><text:span text:style-name="T57_6">Integrado</text:span></text:p>
      <text:p text:style-name="P58"><text:span text:style-name="T58_1"><text:tab/></text:span><text:span text:style-name="T58_2">Paisagístico</text:span></text:p>
      <text:p text:style-name="P59"/>
      <text:p text:style-name="P60"><text:span text:style-name="T60_1">1.3<text:tab/></text:span><text:span text:style-name="T60_2">Tipo</text:span><text:span text:style-name="T60_3"><text:s/></text:span><text:span text:style-name="T60_4">do</text:span><text:span text:style-name="T60_5"><text:s/></text:span><text:span text:style-name="T60_6">Bem</text:span><text:span text:style-name="T60_7"><text:s/></text:span><text:span text:style-name="T60_8">Patrimonial</text:span></text:p>
      <text:p text:style-name="P61"><text:span text:style-name="T61_1">Constituído</text:span><text:span text:style-name="T61_2"><text:s/></text:span><text:span text:style-name="T61_3">por</text:span><text:span text:style-name="T61_4"><text:s/></text:span><text:span text:style-name="T61_5">lista</text:span><text:span text:style-name="T61_6"><text:s/></text:span><text:span text:style-name="T61_7">em</text:span><text:span text:style-name="T61_8"><text:s/></text:span><text:span text:style-name="T61_9">ordem</text:span><text:span text:style-name="T61_10"><text:s/></text:span><text:span text:style-name="T61_11">alfabética</text:span><text:span text:style-name="T61_12"><text:s/></text:span><text:span text:style-name="T61_13">auto</text:span><text:span text:style-name="T61_14">-</text:span><text:span text:style-name="T61_15">completável</text:span><text:span text:style-name="T61_16">,<text:s/></text:span><text:span text:style-name="T61_17">com</text:span><text:span text:style-name="T61_18"><text:s/></text:span><text:span text:style-name="T61_19">as</text:span><text:span text:style-name="T61_20"><text:s/></text:span><text:span text:style-name="T61_21">opções</text:span><text:span text:style-name="T61_22"><text:s/></text:span><text:span text:style-name="T61_23">listadas</text:span><text:span text:style-name="T61_24"><text:s/></text:span><text:span text:style-name="T61_25">na</text:span><text:span text:style-name="T61_26"><text:s/></text:span><text:span text:style-name="T61_27">Natureza</text:span><text:span text:style-name="T61_28"><text:s/></text:span><text:span text:style-name="T61_29">do</text:span><text:span text:style-name="T61_30"><text:s/></text:span><text:span text:style-name="T61_31">Bem</text:span><text:span text:style-name="T61_32"><text:s/></text:span><text:span text:style-name="T61_33">Patrimonial</text:span><text:span text:style-name="T61_34"><text:s/></text:span><text:span text:style-name="T61_35">e</text:span><text:span text:style-name="T61_36"><text:s/></text:span><text:span text:style-name="T61_37">opção</text:span><text:span text:style-name="T61_38"><text:s/></text:span><text:span text:style-name="T61_39">e</text:span><text:span text:style-name="T61_40"><text:s/></text:span><text:span text:style-name="T61_41">campo</text:span><text:span text:style-name="T61_42"><text:s/></text:span><text:span text:style-name="T61_43">para</text:span><text:span text:style-name="T61_44"><text:s/>“</text:span><text:span text:style-name="T61_45">Outros</text:span><text:span text:style-name="T61_46">”.</text:span></text:p>
      <text:p text:style-name="P62"/>
      <text:p text:style-name="P63"><text:span text:style-name="T63_1">1.4<text:tab/></text:span><text:span text:style-name="T63_2">Número</text:span><text:span text:style-name="T63_3"><text:s/></text:span><text:span text:style-name="T63_4">de</text:span><text:span text:style-name="T63_5"><text:s/></text:span><text:span text:style-name="T63_6">Registro</text:span></text:p>
      <text:p text:style-name="P64"><text:span text:style-name="T64_1">O</text:span><text:span text:style-name="T64_2"><text:s/></text:span><text:span text:style-name="T64_3">sistema</text:span><text:span text:style-name="T64_4"><text:s/></text:span><text:span text:style-name="T64_5">deverá</text:span><text:span text:style-name="T64_6"><text:s/></text:span><text:span text:style-name="T64_7">gerar</text:span><text:span text:style-name="T64_8"><text:s/></text:span><text:span text:style-name="T64_9">um</text:span><text:span text:style-name="T64_10"><text:s/></text:span><text:span text:style-name="T64_11">número</text:span><text:span text:style-name="T64_12"><text:s/></text:span><text:span text:style-name="T64_13">de</text:span><text:span text:style-name="T64_14"><text:s/></text:span><text:span text:style-name="T64_15">registro</text:span><text:span text:style-name="T64_16"><text:s/></text:span><text:span text:style-name="T64_17">com</text:span><text:span text:style-name="T64_18"><text:s/></text:span><text:span text:style-name="T64_19">uma</text:span><text:span text:style-name="T64_20"><text:s/></text:span><text:span text:style-name="T64_21">combinação</text:span><text:span text:style-name="T64_22"><text:s/></text:span><text:span text:style-name="T64_23">de</text:span><text:span text:style-name="T64_24"><text:s/></text:span><text:span text:style-name="T64_25">letras</text:span><text:span text:style-name="T64_26"><text:s/></text:span><text:span text:style-name="T64_27">e</text:span><text:span text:style-name="T64_28"><text:s/></text:span><text:span text:style-name="T64_29">números</text:span><text:span text:style-name="T64_30">,<text:s/></text:span><text:span text:style-name="T64_31">conforme</text:span><text:span text:style-name="T64_32"><text:s/></text:span><text:span text:style-name="T64_33">o</text:span><text:span text:style-name="T64_34"><text:s/></text:span><text:span text:style-name="T64_35">tipo</text:span><text:span text:style-name="T64_36"><text:s/></text:span><text:span text:style-name="T64_37">do</text:span><text:span text:style-name="T64_38"><text:s/></text:span><text:span text:style-name="T64_39">Bem</text:span><text:span text:style-name="T64_40"><text:s/></text:span><text:span text:style-name="T64_41">Patrimonial</text:span><text:span text:style-name="T64_42"><text:s/></text:span><text:span text:style-name="T64_43">e</text:span><text:span text:style-name="T64_44"><text:s/></text:span><text:span text:style-name="T64_45">à</text:span><text:span text:style-name="T64_46"><text:s/></text:span><text:span text:style-name="T64_47">Instituição</text:span><text:span text:style-name="T64_48"><text:s/></text:span><text:span text:style-name="T64_49">a</text:span><text:span text:style-name="T64_50"><text:s/></text:span><text:span text:style-name="T64_51">que</text:span><text:span text:style-name="T64_52"><text:s/></text:span><text:span text:style-name="T64_53">pertence</text:span><text:span text:style-name="T64_54">.</text:span></text:p>
      <text:p text:style-name="P65"/>
      <text:p text:style-name="P66"><text:span text:style-name="T66_1">1.5<text:tab/></text:span><text:span text:style-name="T66_2">Título</text:span></text:p>
      <text:p text:style-name="P67"><text:span text:style-name="T67_1">-<text:s/></text:span><text:span text:style-name="T67_2">Campo</text:span><text:span text:style-name="T67_3"><text:s/></text:span><text:span text:style-name="T67_4">Editável</text:span><text:span text:style-name="T67_5"><text:s/></text:span><text:span text:style-name="T67_6">para</text:span><text:span text:style-name="T67_7"><text:s/></text:span><text:span text:style-name="T67_8">o</text:span><text:span text:style-name="T67_9"><text:s/></text:span><text:span text:style-name="T67_10">título</text:span><text:span text:style-name="T67_11"><text:s/>(</text:span><text:span text:style-name="T67_12">A</text:span><text:span text:style-name="T67_13"><text:s/></text:span><text:span text:style-name="T67_14">lista</text:span><text:span text:style-name="T67_15"><text:s/></text:span><text:span text:style-name="T67_16">de</text:span><text:span text:style-name="T67_17"><text:s/></text:span><text:span text:style-name="T67_18">títulos</text:span><text:span text:style-name="T67_19"><text:s/></text:span><text:span text:style-name="T67_20">deve</text:span><text:span text:style-name="T67_21"><text:s/></text:span><text:span text:style-name="T67_22">possuir</text:span><text:span text:style-name="T67_23">,<text:s/></text:span><text:span text:style-name="T67_24">obrigatoriamente</text:span><text:span text:style-name="T67_25">,<text:s/></text:span><text:span text:style-name="T67_26">ao</text:span><text:span text:style-name="T67_27"><text:s/></text:span><text:span text:style-name="T67_28">menos</text:span><text:span text:style-name="T67_29"><text:s/></text:span><text:span text:style-name="T67_30">um</text:span><text:span text:style-name="T67_31"><text:s/></text:span><text:span text:style-name="T67_32">título</text:span><text:span text:style-name="T67_33">)</text:span></text:p>
      <text:p text:style-name="P68"><text:span text:style-name="T68_1">-<text:s/></text:span><text:span text:style-name="T68_2">Campo</text:span><text:span text:style-name="T68_3"><text:s/></text:span><text:span text:style-name="T68_4">Título</text:span><text:span text:style-name="T68_5"><text:s/></text:span><text:span text:style-name="T68_6">Principal</text:span><text:span text:style-name="T68_7"><text:s/>(</text:span><text:span text:style-name="T68_8">tipo</text:span><text:span text:style-name="T68_9"><text:s/></text:span><text:span text:style-name="T68_10">texto</text:span><text:span text:style-name="T68_11">)</text:span></text:p>
      <text:p text:style-name="P69"><text:span text:style-name="T69_1">-<text:s/></text:span><text:span text:style-name="T69_2">Campo</text:span><text:span text:style-name="T69_3"><text:s/></text:span><text:span text:style-name="T69_4">Títulos</text:span><text:span text:style-name="T69_5"><text:s/></text:span><text:span text:style-name="T69_6">Adicionais</text:span><text:span text:style-name="T69_7">:</text:span></text:p>
      <text:p text:style-name="P70"><text:span text:style-name="T70_1">Opção</text:span><text:span text:style-name="T70_2"><text:s/></text:span><text:span text:style-name="T70_3">para</text:span><text:span text:style-name="T70_4"><text:s/></text:span><text:span text:style-name="T70_5">adicionar</text:span><text:span text:style-name="T70_6"><text:s/></text:span><text:span text:style-name="T70_7">novo</text:span><text:span text:style-name="T70_8"><text:s/></text:span><text:span text:style-name="T70_9">título</text:span><text:span text:style-name="T70_10">:</text:span></text:p>
      <text:p text:style-name="P71"><text:span text:style-name="T71_1">Ao</text:span><text:span text:style-name="T71_2"><text:s/></text:span><text:span text:style-name="T71_3">selecionar</text:span><text:span text:style-name="T71_4"><text:s/></text:span><text:span text:style-name="T71_5">essa</text:span><text:span text:style-name="T71_6"><text:s/></text:span><text:span text:style-name="T71_7">opção</text:span><text:span text:style-name="T71_8">,<text:s/></text:span><text:span text:style-name="T71_9">o</text:span><text:span text:style-name="T71_10"><text:s/></text:span><text:span text:style-name="T71_11">sistema</text:span><text:span text:style-name="T71_12"><text:s/></text:span><text:span text:style-name="T71_13">deve</text:span><text:span text:style-name="T71_14"><text:s/></text:span><text:span text:style-name="T71_15">repetir</text:span><text:span text:style-name="T71_16"><text:s/></text:span><text:span text:style-name="T71_17">os</text:span><text:span text:style-name="T71_18"><text:s/></text:span><text:span text:style-name="T71_19">mesmos</text:span><text:span text:style-name="T71_20"><text:s/></text:span><text:span text:style-name="T71_21">campos</text:span><text:span text:style-name="T71_22"><text:s/>,<text:s/><text:tab/></text:span><text:span text:style-name="T71_23">para</text:span><text:span text:style-name="T71_24"><text:s/></text:span><text:span text:style-name="T71_25">que</text:span><text:span text:style-name="T71_26"><text:s/></text:span><text:span text:style-name="T71_27">seja</text:span><text:span text:style-name="T71_28"><text:s/></text:span><text:span text:style-name="T71_29">cadastrado</text:span><text:span text:style-name="T71_30"><text:s/></text:span><text:span text:style-name="T71_31">um</text:span><text:span text:style-name="T71_32"><text:s/></text:span><text:span text:style-name="T71_33">novo</text:span><text:span text:style-name="T71_34"><text:s/></text:span><text:span text:style-name="T71_35">título</text:span><text:span text:style-name="T71_36">,<text:s/></text:span><text:span text:style-name="T71_37">pois</text:span><text:span text:style-name="T71_38"><text:s/></text:span><text:span text:style-name="T71_39">pode</text:span><text:span text:style-name="T71_40"><text:s/></text:span><text:span text:style-name="T71_41">ser</text:span><text:span text:style-name="T71_42"><text:s/></text:span><text:span text:style-name="T71_43">mais</text:span><text:span text:style-name="T71_44"><text:s/></text:span><text:span text:style-name="T71_45">de</text:span><text:span text:style-name="T71_46"><text:s/></text:span><text:span text:style-name="T71_47">um</text:span><text:span text:style-name="T71_48">.</text:span></text:p>
      <text:p text:style-name="P72"><text:span text:style-name="T72_1"><text:tab/></text:span></text:p>
      <text:p text:style-name="P73"><text:span text:style-name="T73_1">Lista</text:span><text:span text:style-name="T73_2"><text:s/>-<text:s text:c="2"/></text:span><text:span text:style-name="T73_3">Tipo</text:span><text:span text:style-name="T73_4"><text:s/></text:span><text:span text:style-name="T73_5">do</text:span><text:span text:style-name="T73_6"><text:s/></text:span><text:span text:style-name="T73_7">título</text:span><text:span text:style-name="T73_8">,<text:s text:c="2"/></text:span><text:span text:style-name="T73_9">em</text:span><text:span text:style-name="T73_10"><text:s/></text:span><text:span text:style-name="T73_11">ordem</text:span><text:span text:style-name="T73_12"><text:s/></text:span><text:span text:style-name="T73_13">alfabética</text:span><text:span text:style-name="T73_14"><text:s text:c="2"/></text:span><text:span text:style-name="T73_15">com</text:span><text:span text:style-name="T73_16"><text:s/></text:span><text:span text:style-name="T73_17">as</text:span><text:span text:style-name="T73_18"><text:s/></text:span><text:span text:style-name="T73_19">seguintes</text:span><text:span text:style-name="T73_20"><text:s/></text:span><text:span text:style-name="T73_21">opções</text:span><text:span text:style-name="T73_22">:</text:span></text:p>
      <text:p text:style-name="P74"><text:span text:style-name="T74_1">Principal</text:span></text:p>
      <text:p text:style-name="P75"><text:span text:style-name="T75_1"><text:tab/><text:tab/><text:tab/></text:span><text:span text:style-name="T75_2">Equivalente</text:span></text:p>
      <text:p text:style-name="P76"><text:span text:style-name="T76_1"><text:tab/><text:tab/><text:tab/></text:span><text:span text:style-name="T76_2">Atribuído</text:span></text:p>
      <text:p text:style-name="P77"><text:span text:style-name="T77_1"><text:tab/><text:tab/><text:tab/></text:span><text:span text:style-name="T77_2">Sub</text:span><text:span text:style-name="T77_3">-</text:span><text:span text:style-name="T77_4">titulo</text:span></text:p>
      <text:p text:style-name="P78"><text:span text:style-name="T78_1"><text:tab/><text:tab/><text:tab/></text:span><text:span text:style-name="T78_2">Titulo</text:span><text:span text:style-name="T78_3"><text:s/></text:span><text:span text:style-name="T78_4">anterior</text:span></text:p>
      <text:p text:style-name="P79"><text:span text:style-name="T79_1"><text:tab/><text:tab/><text:tab/></text:span><text:span text:style-name="T79_2">Titulo</text:span><text:span text:style-name="T79_3"><text:s/></text:span><text:span text:style-name="T79_4">posterior</text:span></text:p>
      <text:p text:style-name="P80"><text:span text:style-name="T80_1"><text:tab/><text:tab/><text:tab/></text:span><text:span text:style-name="T80_2">Titulo</text:span><text:span text:style-name="T80_3"><text:s/></text:span><text:span text:style-name="T80_4">do</text:span><text:span text:style-name="T80_5"><text:s/></text:span><text:span text:style-name="T80_6">suplemento</text:span></text:p>
      <text:p text:style-name="P81"><text:span text:style-name="T81_1"><text:tab/><text:tab/><text:tab/></text:span><text:span text:style-name="T81_2">Titulo</text:span><text:span text:style-name="T81_3"><text:s/></text:span><text:span text:style-name="T81_4">correlato</text:span></text:p>
      <text:p text:style-name="P82"/>
      <text:p text:style-name="P83"><text:span text:style-name="T83_1">-</text:span><text:span text:style-name="T83_2">Campo</text:span><text:span text:style-name="T83_3"><text:s/></text:span><text:span text:style-name="T83_4">Nome</text:span><text:span text:style-name="T83_5"><text:s/></text:span><text:span text:style-name="T83_6">do</text:span><text:span text:style-name="T83_7"><text:s/></text:span><text:span text:style-name="T83_8">Título</text:span><text:span text:style-name="T83_9"><text:s/>(</text:span><text:span text:style-name="T83_10">tipo</text:span><text:span text:style-name="T83_11"><text:s/></text:span><text:span text:style-name="T83_12">texto</text:span><text:span text:style-name="T83_13">,<text:s/></text:span><text:span text:style-name="T83_14">adicionado</text:span><text:span text:style-name="T83_15"><text:s/></text:span><text:span text:style-name="T83_16">se</text:span><text:span text:style-name="T83_17"><text:s/></text:span><text:span text:style-name="T83_18">a</text:span><text:span text:style-name="T83_19"><text:s/></text:span><text:span text:style-name="T83_20">opção</text:span><text:span text:style-name="T83_21"><text:s/></text:span><text:span text:style-name="T83_22">de</text:span><text:span text:style-name="T83_23"><text:s/></text:span><text:span text:style-name="T83_24">adicionar</text:span><text:span text:style-name="T83_25"><text:s/></text:span><text:span text:style-name="T83_26">novo</text:span><text:span text:style-name="T83_27"><text:s/></text:span><text:span text:style-name="T83_28">título</text:span><text:span text:style-name="T83_29"><text:s/></text:span><text:span text:style-name="T83_30">for</text:span><text:span text:style-name="T83_31"><text:s/></text:span><text:span text:style-name="T83_32">selecionada</text:span><text:span text:style-name="T83_33">)</text:span></text:p>
      <text:p text:style-name="P84"/>
      <text:p text:style-name="P85"/>
      <text:p text:style-name="P86"><text:span text:style-name="T86_1">-</text:span><text:span text:style-name="T86_2">Opção</text:span><text:span text:style-name="T86_3"><text:s/>“</text:span><text:span text:style-name="T86_4">Complemento</text:span><text:span text:style-name="T86_5">”:<text:s/></text:span><text:span text:style-name="T86_6">Campo</text:span><text:span text:style-name="T86_7"><text:s/></text:span><text:span text:style-name="T86_8">Editável</text:span><text:span text:style-name="T86_9">;</text:span></text:p>
      <text:p text:style-name="P87"/>
      <text:p text:style-name="P88"><text:span text:style-name="T88_1">1.6<text:tab/></text:span><text:span text:style-name="T88_2">Coleção</text:span><text:span text:style-name="T88_3">,<text:s/></text:span><text:span text:style-name="T88_4">Fundo</text:span><text:span text:style-name="T88_5">,<text:s/></text:span><text:span text:style-name="T88_6">Conjunto</text:span><text:span text:style-name="T88_7">,<text:s/></text:span><text:span text:style-name="T88_8">Família</text:span><text:span text:style-name="T88_9">/</text:span><text:span text:style-name="T88_10">Espécie</text:span></text:p>
      <text:p text:style-name="P89"><text:span text:style-name="T89_1">-</text:span><text:span text:style-name="T89_2">Campo</text:span><text:span text:style-name="T89_3"><text:s/></text:span><text:span text:style-name="T89_4">para</text:span><text:span text:style-name="T89_5"><text:s/></text:span><text:span text:style-name="T89_6">o</text:span><text:span text:style-name="T89_7"><text:s/></text:span><text:span text:style-name="T89_8">nome</text:span><text:span text:style-name="T89_9"><text:s/></text:span><text:span text:style-name="T89_10">da</text:span><text:span text:style-name="T89_11"><text:s/></text:span><text:span text:style-name="T89_12">coleção</text:span><text:span text:style-name="T89_13"><text:s/></text:span><text:span text:style-name="T89_14">à</text:span><text:span text:style-name="T89_15"><text:s/></text:span><text:span text:style-name="T89_16">que</text:span><text:span text:style-name="T89_17"><text:s/></text:span><text:span text:style-name="T89_18">pertence</text:span><text:span text:style-name="T89_19"><text:s/></text:span><text:span text:style-name="T89_20">o</text:span><text:span text:style-name="T89_21"><text:s/></text:span><text:span text:style-name="T89_22">item</text:span><text:span text:style-name="T89_23">,<text:s/></text:span><text:span text:style-name="T89_24">conforme</text:span><text:span text:style-name="T89_25"><text:s/></text:span><text:span text:style-name="T89_26">organização</text:span><text:span text:style-name="T89_27"><text:s/></text:span><text:span text:style-name="T89_28">da</text:span><text:span text:style-name="T89_29"><text:s/></text:span><text:span text:style-name="T89_30">instituição</text:span><text:span text:style-name="T89_31">.</text:span></text:p>
      <text:p text:style-name="P90"/>
      <text:p text:style-name="P91"><text:span text:style-name="T91_1">1.7<text:tab/></text:span><text:span text:style-name="T91_2">Localização</text:span><text:span text:style-name="T91_3"><text:s/></text:span><text:span text:style-name="T91_4">Física</text:span><text:span text:style-name="T91_5"><text:s/></text:span><text:span text:style-name="T91_6">Específica</text:span></text:p>
      <text:p text:style-name="P92"><text:span text:style-name="T92_1">-</text:span><text:span text:style-name="T92_2">Campo</text:span><text:span text:style-name="T92_3"><text:s/></text:span><text:span text:style-name="T92_4">Editável</text:span><text:span text:style-name="T92_5"><text:s/></text:span><text:span text:style-name="T92_6">para</text:span><text:span text:style-name="T92_7"><text:s/></text:span><text:span text:style-name="T92_8">localização</text:span><text:span text:style-name="T92_9"><text:s/></text:span><text:span text:style-name="T92_10">física</text:span><text:span text:style-name="T92_11"><text:s/></text:span><text:span text:style-name="T92_12">do</text:span><text:span text:style-name="T92_13"><text:s/></text:span><text:span text:style-name="T92_14">bem</text:span><text:span text:style-name="T92_15"><text:s/></text:span><text:span text:style-name="T92_16">patrimonial</text:span><text:span text:style-name="T92_17"><text:s/></text:span><text:span text:style-name="T92_18">no</text:span><text:span text:style-name="T92_19"><text:s/></text:span><text:span text:style-name="T92_20">acervo</text:span></text:p>
      <text:p text:style-name="P93"/>
      <text:p text:style-name="P94"><text:span text:style-name="T94_1">1.8<text:s text:c="2"/></text:span><text:span text:style-name="T94_2">Coordenadas</text:span><text:span text:style-name="T94_3"><text:s/></text:span><text:span text:style-name="T94_4">Geográficas</text:span></text:p>
      <text:p text:style-name="P95"><text:span text:style-name="T95_1">-</text:span><text:span text:style-name="T95_2">Latitude</text:span></text:p>
      <text:p text:style-name="P96"><text:span text:style-name="T96_1">Campo</text:span><text:span text:style-name="T96_2"><text:s/></text:span><text:span text:style-name="T96_3">Editável</text:span></text:p>
      <text:p text:style-name="P97"><text:span text:style-name="T97_1">-</text:span><text:span text:style-name="T97_2">Longitude</text:span></text:p>
      <text:p text:style-name="P98"><text:span text:style-name="T98_1">Campo</text:span><text:span text:style-name="T98_2"><text:s/></text:span><text:span text:style-name="T98_3">Editável</text:span></text:p>
      <text:p text:style-name="P99"/>
      <text:list text:style-name="LS3" xml:id="list5" text:continue-list="list4">
        <text:list-item>
          <text:p text:style-name="P100"><text:span text:style-name="T100_1">Autoria</text:span></text:p>
        </text:list-item>
      </text:list>
      <text:p text:style-name="P101"/>
      <text:p text:style-name="P102"><text:span text:style-name="T102_1"><text:tab/></text:span><text:span text:style-name="T102_2">Campo</text:span><text:span text:style-name="T102_3"><text:s/></text:span><text:span text:style-name="T102_4">em</text:span><text:span text:style-name="T102_5"><text:s/></text:span><text:span text:style-name="T102_6">ordem</text:span><text:span text:style-name="T102_7"><text:s/></text:span><text:span text:style-name="T102_8">alfabética</text:span><text:span text:style-name="T102_9">,<text:s/></text:span><text:span text:style-name="T102_10">auto</text:span><text:span text:style-name="T102_11">-</text:span><text:span text:style-name="T102_12">completável</text:span><text:span text:style-name="T102_13">,<text:s/></text:span><text:span text:style-name="T102_14">com</text:span><text:span text:style-name="T102_15"><text:s/></text:span><text:span text:style-name="T102_16">a</text:span><text:span text:style-name="T102_17"><text:s/></text:span><text:span text:style-name="T102_18">lista</text:span><text:span text:style-name="T102_19"><text:s/></text:span><text:span text:style-name="T102_20">de</text:span><text:span text:style-name="T102_21"><text:s/></text:span><text:span text:style-name="T102_22">autores</text:span><text:span text:style-name="T102_23"><text:s/></text:span><text:span text:style-name="T102_24">já</text:span><text:span text:style-name="T102_25"><text:s/></text:span><text:span text:style-name="T102_26">cadastrados</text:span><text:span text:style-name="T102_27"><text:s/></text:span><text:span text:style-name="T102_28">conforme</text:span><text:span text:style-name="T102_29"><text:s/></text:span><text:span text:style-name="T102_30">caso</text:span><text:span text:style-name="T102_31"><text:s/></text:span><text:span text:style-name="T102_32">de</text:span><text:span text:style-name="T102_33"><text:s/></text:span><text:span text:style-name="T102_34">uso</text:span><text:span text:style-name="T102_35"><text:s/></text:span><text:span text:style-name="T102_36">de</text:span><text:span text:style-name="T102_37"><text:s/></text:span><text:span text:style-name="T102_38">Cadastro</text:span><text:span text:style-name="T102_39"><text:s/></text:span><text:span text:style-name="T102_40">de</text:span><text:span text:style-name="T102_41"><text:s/></text:span><text:span text:style-name="T102_42">Autoria</text:span><text:span text:style-name="T102_43"><text:s/></text:span><text:span text:style-name="T102_44">e</text:span><text:span text:style-name="T102_45"><text:s/></text:span><text:span text:style-name="T102_46">opção</text:span><text:span text:style-name="T102_47"><text:s/></text:span><text:span text:style-name="T102_48">para</text:span><text:span text:style-name="T102_49"><text:s/></text:span><text:span text:style-name="T102_50">cadastrar</text:span><text:span text:style-name="T102_51"><text:s/></text:span><text:span text:style-name="T102_52">novo</text:span><text:span text:style-name="T102_53"><text:s/></text:span><text:span text:style-name="T102_54">autor</text:span><text:span text:style-name="T102_55">.<text:s/></text:span><text:span text:style-name="T102_56">Ao</text:span><text:span text:style-name="T102_57"><text:s/></text:span><text:span text:style-name="T102_58">selecionar</text:span><text:span text:style-name="T102_59"><text:s/></text:span><text:span text:style-name="T102_60">cadastrar</text:span><text:span text:style-name="T102_61"><text:s/></text:span><text:span text:style-name="T102_62">novo</text:span><text:span text:style-name="T102_63"><text:s/></text:span><text:span text:style-name="T102_64">autor</text:span><text:span text:style-name="T102_65">,<text:s/></text:span><text:span text:style-name="T102_66">o</text:span><text:span text:style-name="T102_67"><text:s/></text:span><text:span text:style-name="T102_68">usuário</text:span><text:span text:style-name="T102_69"><text:s/></text:span><text:span text:style-name="T102_70">deve</text:span><text:span text:style-name="T102_71"><text:s/></text:span><text:span text:style-name="T102_72">ser</text:span><text:span text:style-name="T102_73"><text:s/></text:span><text:span text:style-name="T102_74">levado</text:span><text:span text:style-name="T102_75"><text:s/></text:span><text:span text:style-name="T102_76">para</text:span><text:span text:style-name="T102_77"><text:s/></text:span><text:span text:style-name="T102_78">o</text:span><text:span text:style-name="T102_79"><text:s/></text:span><text:span text:style-name="T102_80">cadastro</text:span><text:span text:style-name="T102_81"><text:s/></text:span><text:span text:style-name="T102_82">de</text:span><text:span text:style-name="T102_83"><text:s/></text:span><text:span text:style-name="T102_84">autoria</text:span><text:span text:style-name="T102_85">,<text:s/></text:span><text:span text:style-name="T102_86">porém</text:span><text:span text:style-name="T102_87">,<text:s/></text:span><text:span text:style-name="T102_88">sem</text:span><text:span text:style-name="T102_89"><text:s/></text:span><text:span text:style-name="T102_90">perder</text:span><text:span text:style-name="T102_91"><text:s/></text:span><text:span text:style-name="T102_92">o</text:span><text:span text:style-name="T102_93"><text:s/></text:span><text:span text:style-name="T102_94">cadastro</text:span><text:span text:style-name="T102_95"><text:s/></text:span><text:span text:style-name="T102_96">do</text:span><text:span text:style-name="T102_97"><text:s/></text:span><text:span text:style-name="T102_98">bem</text:span><text:span text:style-name="T102_99"><text:s/></text:span><text:span text:style-name="T102_100">patrimonial</text:span><text:span text:style-name="T102_101">.</text:span></text:p>
      <text:p text:style-name="P103"/>
      <text:p text:style-name="P104"><text:span text:style-name="T104_1">-</text:span><text:span text:style-name="T104_2">Tipo</text:span><text:span text:style-name="T104_3"><text:s/></text:span><text:span text:style-name="T104_4">de</text:span><text:span text:style-name="T104_5"><text:s/></text:span><text:span text:style-name="T104_6">Autoria</text:span></text:p>
      <text:p text:style-name="P105"><text:span text:style-name="T105_1">Campo</text:span><text:span text:style-name="T105_2"><text:s/></text:span><text:span text:style-name="T105_3">em</text:span><text:span text:style-name="T105_4"><text:s/></text:span><text:span text:style-name="T105_5">ordem</text:span><text:span text:style-name="T105_6"><text:s/></text:span><text:span text:style-name="T105_7">alfabética</text:span><text:span text:style-name="T105_8">,<text:s/></text:span><text:span text:style-name="T105_9">auto</text:span><text:span text:style-name="T105_10">-</text:span><text:span text:style-name="T105_11">completável</text:span><text:span text:style-name="T105_12">,<text:s/></text:span><text:span text:style-name="T105_13">com</text:span><text:span text:style-name="T105_14"><text:s/></text:span><text:span text:style-name="T105_15">a</text:span><text:span text:style-name="T105_16"><text:s/></text:span><text:span text:style-name="T105_17">lista</text:span><text:span text:style-name="T105_18"><text:s/></text:span><text:span text:style-name="T105_19">a</text:span><text:span text:style-name="T105_20"><text:s/></text:span><text:span text:style-name="T105_21">seguir</text:span><text:span text:style-name="T105_22">:</text:span></text:p>
      <text:p text:style-name="P106"><text:span text:style-name="T106_1">(</text:span><text:span text:style-name="T106_2">pode</text:span><text:span text:style-name="T106_3">-</text:span><text:span text:style-name="T106_4">se</text:span><text:span text:style-name="T106_5"><text:s/></text:span><text:span text:style-name="T106_6">escolher</text:span><text:span text:style-name="T106_7"><text:s/></text:span><text:span text:style-name="T106_8">uma</text:span><text:span text:style-name="T106_9"><text:s/></text:span><text:span text:style-name="T106_10">ou</text:span><text:span text:style-name="T106_11"><text:s/></text:span><text:span text:style-name="T106_12">mais</text:span><text:span text:style-name="T106_13"><text:s/></text:span><text:span text:style-name="T106_14">opções</text:span><text:span text:style-name="T106_15">)</text:span></text:p>
      <text:p text:style-name="P107"><text:span text:style-name="T107_1"><text:tab/><text:tab/></text:span><text:span text:style-name="T107_2">Agência</text:span></text:p>
      <text:p text:style-name="P108"><text:span text:style-name="T108_1"><text:tab/><text:tab/></text:span><text:span text:style-name="T108_2">Autor</text:span></text:p>
      <text:p text:style-name="P109"><text:span text:style-name="T109_1"><text:tab/><text:tab/></text:span><text:span text:style-name="T109_2">Autor</text:span><text:span text:style-name="T109_3"><text:s/></text:span><text:span text:style-name="T109_4">Institucional</text:span></text:p>
      <text:p text:style-name="P110"><text:span text:style-name="T110_1"><text:tab/><text:tab/></text:span><text:span text:style-name="T110_2">Co</text:span><text:span text:style-name="T110_3">-</text:span><text:span text:style-name="T110_4">autor</text:span></text:p>
      <text:p text:style-name="P111"><text:span text:style-name="T111_1"><text:tab/><text:tab/></text:span><text:span text:style-name="T111_2">Compilador</text:span></text:p>
      <text:p text:style-name="P112"><text:span text:style-name="T112_1"><text:tab/><text:tab/></text:span><text:span text:style-name="T112_2">Coordenador</text:span></text:p>
      <text:p text:style-name="P113"><text:span text:style-name="T113_1"><text:tab/><text:tab/></text:span><text:span text:style-name="T113_2">Diretor</text:span></text:p>
      <text:p text:style-name="P114"><text:span text:style-name="T114_1"><text:tab/><text:tab/></text:span><text:span text:style-name="T114_2">Editor</text:span></text:p>
      <text:p text:style-name="P115"><text:span text:style-name="T115_1"><text:tab/><text:tab/></text:span><text:span text:style-name="T115_2">Entidade</text:span><text:span text:style-name="T115_3"><text:s/></text:span><text:span text:style-name="T115_4">produtora</text:span></text:p>
      <text:p text:style-name="P116"><text:span text:style-name="T116_1"><text:tab/><text:tab/></text:span><text:span text:style-name="T116_2">Entrevistador</text:span></text:p>
      <text:p text:style-name="P117"><text:span text:style-name="T117_1"><text:tab/><text:tab/></text:span><text:span text:style-name="T117_2">Estudio</text:span></text:p>
      <text:p text:style-name="P118"><text:span text:style-name="T118_1"><text:tab/><text:tab/></text:span><text:span text:style-name="T118_2">Fabricante</text:span></text:p>
      <text:p text:style-name="P119"><text:span text:style-name="T119_1"><text:tab/><text:tab/></text:span><text:span text:style-name="T119_2">Figurinista</text:span></text:p>
      <text:p text:style-name="P120"><text:span text:style-name="T120_1"><text:tab/><text:tab/></text:span><text:span text:style-name="T120_2">Fotografo</text:span></text:p>
      <text:p text:style-name="P121"><text:span text:style-name="T121_1"><text:tab/><text:tab/></text:span><text:span text:style-name="T121_2">Ilustrador</text:span></text:p>
      <text:p text:style-name="P122"><text:span text:style-name="T122_1"><text:tab/><text:tab/></text:span><text:span text:style-name="T122_2">Palestrante</text:span></text:p>
      <text:p text:style-name="P123"><text:span text:style-name="T123_1"><text:tab/><text:tab/></text:span><text:span text:style-name="T123_2">Prefaciador</text:span></text:p>
      <text:p text:style-name="P124"><text:span text:style-name="T124_1"><text:tab/><text:tab/></text:span><text:span text:style-name="T124_2">Organizador</text:span></text:p>
      <text:p text:style-name="P125"><text:span text:style-name="T125_1"><text:tab/><text:tab/></text:span><text:span text:style-name="T125_2">Tradutor</text:span></text:p>
      <text:p text:style-name="P126"/>
      <text:p text:style-name="P127"/>
      <text:list text:style-name="LS3" xml:id="list6" text:continue-list="list4">
        <text:list-item>
          <text:p text:style-name="P128"><text:span text:style-name="T128_1">Produção</text:span></text:p>
        </text:list-item>
      </text:list>
      <text:p text:style-name="P129"/>
      <text:p text:style-name="P130"><text:span text:style-name="T130_1"><text:tab/></text:span><text:span text:style-name="T130_2">Os</text:span><text:span text:style-name="T130_3"><text:s/></text:span><text:span text:style-name="T130_4">itens</text:span><text:span text:style-name="T130_5"><text:s/></text:span><text:span text:style-name="T130_6">abaixo</text:span><text:span text:style-name="T130_7"><text:s/></text:span><text:span text:style-name="T130_8">devem</text:span><text:span text:style-name="T130_9"><text:s/></text:span><text:span text:style-name="T130_10">ser</text:span><text:span text:style-name="T130_11"><text:s/></text:span><text:span text:style-name="T130_12">do</text:span><text:span text:style-name="T130_13"><text:s/></text:span><text:span text:style-name="T130_14">tipo</text:span><text:span text:style-name="T130_15"><text:s/></text:span><text:span text:style-name="T130_16">campo</text:span><text:span text:style-name="T130_17"><text:s/></text:span><text:span text:style-name="T130_18">editável</text:span><text:span text:style-name="T130_19">,<text:s/></text:span><text:span text:style-name="T130_20">abrindo</text:span><text:span text:style-name="T130_21"><text:s/></text:span><text:span text:style-name="T130_22">opção</text:span><text:span text:style-name="T130_23"><text:s/></text:span><text:span text:style-name="T130_24">para</text:span><text:span text:style-name="T130_25"><text:s/></text:span><text:span text:style-name="T130_26">escrita</text:span><text:span text:style-name="T130_27"><text:s/></text:span><text:span text:style-name="T130_28">somente</text:span><text:span text:style-name="T130_29"><text:s/></text:span><text:span text:style-name="T130_30">se</text:span><text:span text:style-name="T130_31"><text:s/></text:span><text:span text:style-name="T130_32">selecionado</text:span><text:span text:style-name="T130_33">.</text:span></text:p>
      <text:p text:style-name="P131"/>
      <text:list text:style-name="LS4" xml:id="list7">
        <text:list-item>
          <text:list>
            <text:list-item>
              <text:p text:style-name="P132"><text:span text:style-name="T132_1">Local</text:span><text:span text:style-name="T132_2"><text:s/><text:tab/></text:span></text:p>
            </text:list-item>
            <text:list-item>
              <text:p text:style-name="P133"><text:span text:style-name="T133_1">Ano</text:span></text:p>
            </text:list-item>
            <text:list-item>
              <text:p text:style-name="P134"><text:span text:style-name="T134_1">Edição</text:span><text:span text:style-name="T134_2"><text:s/></text:span><text:span text:style-name="T134_3">e</text:span><text:span text:style-name="T134_4">/</text:span><text:span text:style-name="T134_5">ou</text:span><text:span text:style-name="T134_6"><text:s/></text:span><text:span text:style-name="T134_7">Reimpressão</text:span></text:p>
            </text:list-item>
            <text:list-item>
              <text:p text:style-name="P135"><text:span text:style-name="T135_1">Outras</text:span><text:span text:style-name="T135_2"><text:s/></text:span><text:span text:style-name="T135_3">Responsabilidades</text:span></text:p>
            </text:list-item>
          </text:list>
        </text:list-item>
      </text:list>
      <text:p text:style-name="P136"/>
      <text:list text:style-name="LS3" xml:id="list11" text:continue-list="list4">
        <text:list-item>
          <text:p text:style-name="P137"><text:span text:style-name="T137_1">Descrição</text:span></text:p>
        </text:list-item>
      </text:list>
      <text:p text:style-name="P138"/>
      <text:p text:style-name="P139"><text:span text:style-name="T139_1"><text:tab/>4.1<text:tab/></text:span><text:span text:style-name="T139_2">Características</text:span><text:span text:style-name="T139_3"><text:s/></text:span><text:span text:style-name="T139_4">Físicas</text:span><text:span text:style-name="T139_5"><text:s/></text:span><text:span text:style-name="T139_6">e</text:span><text:span text:style-name="T139_7"><text:s/></text:span><text:span text:style-name="T139_8">Técnicas</text:span><text:span text:style-name="T139_9"><text:s/></text:span><text:span text:style-name="T139_10">Executivas</text:span></text:p>
      <text:p text:style-name="P140"><text:span text:style-name="T140_1"><text:tab/><text:tab/></text:span><text:span text:style-name="T140_2">Campo</text:span><text:span text:style-name="T140_3"><text:s/></text:span><text:span text:style-name="T140_4">editável</text:span></text:p>
      <text:p text:style-name="P141"><text:span text:style-name="T141_1"><text:tab/><text:tab/></text:span></text:p>
      <text:p text:style-name="P142"><text:span text:style-name="T142_1"><text:tab/><text:tab/>4.1.1<text:s/></text:span><text:span text:style-name="T142_2">Bens</text:span><text:span text:style-name="T142_3"><text:s/></text:span><text:span text:style-name="T142_4">Arquitetonicos</text:span></text:p>
      <text:p text:style-name="P143"><text:span text:style-name="T143_1"><text:tab/><text:tab/></text:span></text:p>
      <text:p text:style-name="P144"><text:span text:style-name="T144_1"><text:tab/><text:tab/></text:span><text:span text:style-name="T144_2">Condição</text:span><text:span text:style-name="T144_3"><text:s/></text:span><text:span text:style-name="T144_4">Topográfica</text:span></text:p>
      <text:p text:style-name="P145"><text:span text:style-name="T145_1"><text:tab/><text:tab/><text:tab/></text:span><text:span text:style-name="T145_2">Lista</text:span><text:span text:style-name="T145_3"><text:s/></text:span><text:span text:style-name="T145_4">auto</text:span><text:span text:style-name="T145_5">-</text:span><text:span text:style-name="T145_6">completável</text:span><text:span text:style-name="T145_7"><text:s/></text:span><text:span text:style-name="T145_8">em</text:span><text:span text:style-name="T145_9"><text:s/></text:span><text:span text:style-name="T145_10">ordem</text:span><text:span text:style-name="T145_11"><text:s/></text:span><text:span text:style-name="T145_12">alfabética</text:span><text:span text:style-name="T145_13"><text:s/></text:span><text:span text:style-name="T145_14">com</text:span><text:span text:style-name="T145_15"><text:s/></text:span><text:span text:style-name="T145_16">as</text:span><text:span text:style-name="T145_17"><text:s/></text:span><text:span text:style-name="T145_18">opções</text:span><text:span text:style-name="T145_19"><text:s/></text:span><text:span text:style-name="T145_20">abaixo</text:span></text:p>
      <text:p text:style-name="P146"><text:span text:style-name="T146_1"><text:tab/><text:tab/><text:tab/></text:span><text:span text:style-name="T146_2">Acidentada</text:span><text:span text:style-name="T146_3"><text:s/></text:span><text:span text:style-name="T146_4">Suave</text:span></text:p>
      <text:p text:style-name="P147"><text:span text:style-name="T147_1"><text:tab/><text:tab/><text:tab/></text:span><text:span text:style-name="T147_2">Acidentada</text:span><text:span text:style-name="T147_3"><text:s/></text:span><text:span text:style-name="T147_4">Médio</text:span></text:p>
      <text:p text:style-name="P148"><text:span text:style-name="T148_1"><text:tab/><text:tab/><text:tab/></text:span><text:span text:style-name="T148_2">Acidentada</text:span><text:span text:style-name="T148_3"><text:s/></text:span><text:span text:style-name="T148_4">Abrubta</text:span></text:p>
      <text:p text:style-name="P149"><text:span text:style-name="T149_1"><text:tab/><text:tab/><text:tab/></text:span><text:span text:style-name="T149_2">Plano</text:span></text:p>
      <text:p text:style-name="P150"><text:span text:style-name="T150_1"><text:tab/><text:tab/></text:span></text:p>
      <text:p text:style-name="P151"><text:span text:style-name="T151_1"><text:tab/><text:tab/></text:span><text:span text:style-name="T151_2">Uso</text:span></text:p>
      <text:p text:style-name="P152"><text:span text:style-name="T152_1"><text:tab/><text:tab/><text:tab/></text:span><text:span text:style-name="T152_2">Lista</text:span><text:span text:style-name="T152_3"><text:s/></text:span><text:span text:style-name="T152_4">auto</text:span><text:span text:style-name="T152_5">-</text:span><text:span text:style-name="T152_6">completável</text:span><text:span text:style-name="T152_7"><text:s/></text:span><text:span text:style-name="T152_8">em</text:span><text:span text:style-name="T152_9"><text:s/></text:span><text:span text:style-name="T152_10">ordem</text:span><text:span text:style-name="T152_11"><text:s/></text:span><text:span text:style-name="T152_12">alfabética</text:span><text:span text:style-name="T152_13"><text:s/></text:span><text:span text:style-name="T152_14">com</text:span><text:span text:style-name="T152_15"><text:s/></text:span><text:span text:style-name="T152_16">as</text:span><text:span text:style-name="T152_17"><text:s/></text:span><text:span text:style-name="T152_18">opções</text:span><text:span text:style-name="T152_19"><text:s/></text:span><text:span text:style-name="T152_20">abaixo</text:span><text:span text:style-name="T152_21">,<text:s/></text:span><text:span text:style-name="T152_22">e</text:span><text:span text:style-name="T152_23"><text:s/></text:span><text:span text:style-name="T152_24">com</text:span><text:span text:style-name="T152_25"><text:s/></text:span><text:span text:style-name="T152_26">campo</text:span><text:span text:style-name="T152_27"><text:s/></text:span><text:span text:style-name="T152_28">editável</text:span><text:span text:style-name="T152_29"><text:s/></text:span><text:span text:style-name="T152_30">para</text:span><text:span text:style-name="T152_31"><text:s/></text:span><text:span text:style-name="T152_32">especificar</text:span><text:span text:style-name="T152_33">,<text:s/></text:span><text:span text:style-name="T152_34">caso</text:span><text:span text:style-name="T152_35"><text:s/></text:span><text:span text:style-name="T152_36">a</text:span><text:span text:style-name="T152_37"><text:s/></text:span><text:span text:style-name="T152_38">opção</text:span><text:span text:style-name="T152_39"><text:s/></text:span><text:span text:style-name="T152_40">seja</text:span><text:span text:style-name="T152_41"><text:s/>''</text:span><text:span text:style-name="T152_42">Outras</text:span><text:span text:style-name="T152_43">''.</text:span></text:p>
      <text:p text:style-name="P153"><text:span text:style-name="T153_1"><text:tab/><text:tab/><text:tab/></text:span><text:span text:style-name="T153_2">Ferroviário</text:span></text:p>
      <text:p text:style-name="P154"><text:span text:style-name="T154_1"><text:tab/><text:tab/><text:tab/></text:span><text:span text:style-name="T154_2">Habitacional</text:span></text:p>
      <text:p text:style-name="P155"><text:span text:style-name="T155_1"><text:tab/><text:tab/><text:tab/></text:span><text:span text:style-name="T155_2">Produção</text:span></text:p>
      <text:p text:style-name="P156"><text:span text:style-name="T156_1"><text:tab/><text:tab/><text:tab/></text:span><text:span text:style-name="T156_2">Religiosa</text:span></text:p>
      <text:p text:style-name="P157"><text:span text:style-name="T157_1"><text:tab/><text:tab/><text:tab/></text:span><text:span text:style-name="T157_2">Outras</text:span></text:p>
      <text:p text:style-name="P158"/>
      <text:p text:style-name="P159"><text:span text:style-name="T159_1"><text:tab/><text:tab/></text:span><text:span text:style-name="T159_2">Pavimentos</text:span></text:p>
      <text:p text:style-name="P160"><text:span text:style-name="T160_1"><text:tab/><text:tab/><text:tab/></text:span><text:span text:style-name="T160_2">Nº</text:span><text:span text:style-name="T160_3"><text:s/></text:span><text:span text:style-name="T160_4">de</text:span><text:span text:style-name="T160_5"><text:s/></text:span><text:span text:style-name="T160_6">ambientes</text:span></text:p>
      <text:p text:style-name="P161"><text:span text:style-name="T161_1"><text:tab/><text:tab/><text:tab/><text:tab/></text:span><text:span text:style-name="T161_2">Campo</text:span><text:span text:style-name="T161_3"><text:s/></text:span><text:span text:style-name="T161_4">editável</text:span><text:span text:style-name="T161_5"><text:s/>(</text:span><text:span text:style-name="T161_6">O</text:span><text:span text:style-name="T161_7"><text:s/></text:span><text:span text:style-name="T161_8">sistema</text:span><text:span text:style-name="T161_9"><text:s/></text:span><text:span text:style-name="T161_10">deve</text:span><text:span text:style-name="T161_11"><text:s/></text:span><text:span text:style-name="T161_12">aceitar</text:span><text:span text:style-name="T161_13"><text:s/></text:span><text:span text:style-name="T161_14">apenas</text:span><text:span text:style-name="T161_15"><text:s/></text:span><text:span text:style-name="T161_16">números</text:span><text:span text:style-name="T161_17">)</text:span></text:p>
      <text:p text:style-name="P162"/>
      <text:p text:style-name="P163"><text:span text:style-name="T163_1"><text:tab/><text:tab/><text:tab/></text:span><text:span text:style-name="T163_2">Nº</text:span><text:span text:style-name="T163_3"><text:s/></text:span><text:span text:style-name="T163_4">de</text:span><text:span text:style-name="T163_5"><text:s/></text:span><text:span text:style-name="T163_6">pavimentos</text:span></text:p>
      <text:p text:style-name="P164"><text:span text:style-name="T164_1"><text:tab/><text:tab/><text:tab/><text:tab/></text:span><text:span text:style-name="T164_2">Campo</text:span><text:span text:style-name="T164_3"><text:s/></text:span><text:span text:style-name="T164_4">editável</text:span><text:span text:style-name="T164_5"><text:s/>(</text:span><text:span text:style-name="T164_6">O</text:span><text:span text:style-name="T164_7"><text:s/></text:span><text:span text:style-name="T164_8">sistema</text:span><text:span text:style-name="T164_9"><text:s/></text:span><text:span text:style-name="T164_10">deve</text:span><text:span text:style-name="T164_11"><text:s/></text:span><text:span text:style-name="T164_12">aceitar</text:span><text:span text:style-name="T164_13"><text:s/></text:span><text:span text:style-name="T164_14">apenas</text:span><text:span text:style-name="T164_15"><text:s/></text:span><text:span text:style-name="T164_16">números</text:span><text:span text:style-name="T164_17">)</text:span></text:p>
      <text:p text:style-name="P165"/>
      <text:p text:style-name="P166"><text:span text:style-name="T166_1"><text:tab/><text:tab/><text:tab/></text:span><text:span text:style-name="T166_2">Alcova</text:span></text:p>
      <text:p text:style-name="P167"><text:span text:style-name="T167_1"><text:tab/><text:tab/><text:tab/><text:tab/></text:span><text:span text:style-name="T167_2">Tipo</text:span><text:span text:style-name="T167_3"><text:s/></text:span><text:span text:style-name="T167_4">Checkbox</text:span><text:span text:style-name="T167_5"><text:tab/></text:span><text:span text:style-name="T167_6">Sim</text:span><text:span text:style-name="T167_7"><text:s/>-<text:s text:c="2"/></text:span><text:span text:style-name="T167_8">Não</text:span></text:p>
      <text:p text:style-name="P168"/>
      <text:p text:style-name="P169"><text:span text:style-name="T169_1"><text:tab/><text:tab/><text:tab/></text:span><text:span text:style-name="T169_2">Porão</text:span></text:p>
      <text:p text:style-name="P170"><text:span text:style-name="T170_1"><text:tab/><text:tab/><text:tab/><text:tab/></text:span><text:span text:style-name="T170_2">Tipo</text:span><text:span text:style-name="T170_3"><text:s/></text:span><text:span text:style-name="T170_4">Checkbox</text:span><text:span text:style-name="T170_5"><text:tab/></text:span><text:span text:style-name="T170_6">Sim</text:span><text:span text:style-name="T170_7"><text:s/>-<text:s text:c="2"/></text:span><text:span text:style-name="T170_8">Não</text:span></text:p>
      <text:p text:style-name="P171"/>
      <text:p text:style-name="P172"><text:span text:style-name="T172_1"><text:tab/><text:tab/><text:tab/></text:span><text:span text:style-name="T172_2">Sótão</text:span></text:p>
      <text:p text:style-name="P173"><text:span text:style-name="T173_1"><text:tab/><text:tab/><text:tab/><text:tab/></text:span><text:span text:style-name="T173_2">Tipo</text:span><text:span text:style-name="T173_3"><text:s/></text:span><text:span text:style-name="T173_4">Checkbox</text:span><text:span text:style-name="T173_5"><text:tab/></text:span><text:span text:style-name="T173_6">Sim</text:span><text:span text:style-name="T173_7"><text:s/>-<text:s text:c="2"/></text:span><text:span text:style-name="T173_8">Não</text:span></text:p>
      <text:p text:style-name="P174"/>
      <text:p text:style-name="P175"><text:span text:style-name="T175_1"><text:tab/><text:tab/><text:tab/></text:span><text:span text:style-name="T175_2">Outros</text:span></text:p>
      <text:p text:style-name="P176"><text:span text:style-name="T176_1"><text:tab/><text:tab/><text:tab/><text:tab/></text:span><text:span text:style-name="T176_2">Campo</text:span><text:span text:style-name="T176_3"><text:s/></text:span><text:span text:style-name="T176_4">editável</text:span></text:p>
      <text:p text:style-name="P177"><text:span text:style-name="T177_1"><text:tab/><text:tab/><text:tab/></text:span></text:p>
      <text:p text:style-name="P178"><text:span text:style-name="T178_1"><text:tab/>4.1.2<text:s/><text:tab/></text:span><text:span text:style-name="T178_2">Bens</text:span><text:span text:style-name="T178_3"><text:s/></text:span><text:span text:style-name="T178_4">Naturais</text:span></text:p>
      <text:p text:style-name="P179"/>
      <text:p text:style-name="P180"><text:span text:style-name="T180_1"><text:tab/><text:tab/></text:span><text:span text:style-name="T180_2">Relevo</text:span></text:p>
      <text:p text:style-name="P181"><text:span text:style-name="T181_1"><text:tab/><text:tab/></text:span><text:span text:style-name="T181_2">Lista</text:span><text:span text:style-name="T181_3"><text:s/></text:span><text:span text:style-name="T181_4">auto</text:span><text:span text:style-name="T181_5">-</text:span><text:span text:style-name="T181_6">completável</text:span><text:span text:style-name="T181_7"><text:s/></text:span><text:span text:style-name="T181_8">em</text:span><text:span text:style-name="T181_9"><text:s/></text:span><text:span text:style-name="T181_10">ordem</text:span><text:span text:style-name="T181_11"><text:s/></text:span><text:span text:style-name="T181_12">alfabética</text:span><text:span text:style-name="T181_13"><text:s/></text:span><text:span text:style-name="T181_14">com</text:span><text:span text:style-name="T181_15"><text:s/></text:span><text:span text:style-name="T181_16">as</text:span><text:span text:style-name="T181_17"><text:s/></text:span><text:span text:style-name="T181_18">opções</text:span><text:span text:style-name="T181_19"><text:s/></text:span><text:span text:style-name="T181_20">abaixo</text:span></text:p>
      <text:p text:style-name="P182"><text:span text:style-name="T182_1"><text:tab/><text:tab/><text:tab/></text:span><text:span text:style-name="T182_2">Acidentada</text:span><text:span text:style-name="T182_3"><text:s/></text:span><text:span text:style-name="T182_4">Suave</text:span></text:p>
      <text:p text:style-name="P183"><text:span text:style-name="T183_1"><text:tab/><text:tab/><text:tab/></text:span><text:span text:style-name="T183_2">Acidentada</text:span><text:span text:style-name="T183_3"><text:s/></text:span><text:span text:style-name="T183_4">Médio</text:span></text:p>
      <text:p text:style-name="P184"><text:span text:style-name="T184_1"><text:tab/><text:tab/><text:tab/></text:span><text:span text:style-name="T184_2">Acidentada</text:span><text:span text:style-name="T184_3"><text:s/></text:span><text:span text:style-name="T184_4">Abrubta</text:span></text:p>
      <text:p text:style-name="P185"><text:span text:style-name="T185_1"><text:tab/><text:tab/><text:tab/></text:span><text:span text:style-name="T185_2">Plano</text:span></text:p>
      <text:p text:style-name="P186"/>
      <text:p text:style-name="P187"><text:span text:style-name="T187_1"><text:tab/><text:tab/></text:span><text:span text:style-name="T187_2">Características</text:span><text:span text:style-name="T187_3"><text:s/></text:span><text:span text:style-name="T187_4">do</text:span><text:span text:style-name="T187_5"><text:s/></text:span><text:span text:style-name="T187_6">Meio</text:span><text:span text:style-name="T187_7"><text:s/></text:span><text:span text:style-name="T187_8">Antrópico</text:span></text:p>
      <text:p text:style-name="P188"><text:span text:style-name="T188_1"><text:tab/><text:tab/><text:tab/></text:span><text:span text:style-name="T188_2">Campo</text:span><text:span text:style-name="T188_3"><text:s/></text:span><text:span text:style-name="T188_4">editável</text:span></text:p>
      <text:p text:style-name="P189"/>
      <text:p text:style-name="P190"><text:span text:style-name="T190_1"><text:tab/><text:tab/></text:span><text:span text:style-name="T190_2">Características</text:span><text:span text:style-name="T190_3"><text:s/></text:span><text:span text:style-name="T190_4">Ambientais</text:span></text:p>
      <text:p text:style-name="P191"><text:span text:style-name="T191_1"><text:tab/><text:tab/><text:tab/></text:span><text:span text:style-name="T191_2">Campo</text:span><text:span text:style-name="T191_3"><text:s/></text:span><text:span text:style-name="T191_4">editável</text:span></text:p>
      <text:p text:style-name="P192"/>
      <text:p text:style-name="P193"/>
      <text:p text:style-name="P194"><text:span text:style-name="T194_1"><text:tab/>4.1.3<text:tab/></text:span><text:span text:style-name="T194_2">Bens</text:span><text:span text:style-name="T194_3"><text:s/></text:span><text:span text:style-name="T194_4">Arqueológicos</text:span></text:p>
      <text:p text:style-name="P195"/>
      <text:p text:style-name="P196"><text:span text:style-name="T196_1"><text:tab/><text:tab/></text:span><text:span text:style-name="T196_2">Condição</text:span><text:span text:style-name="T196_3"><text:s/></text:span><text:span text:style-name="T196_4">Topográfica</text:span></text:p>
      <text:p text:style-name="P197"><text:span text:style-name="T197_1"><text:tab/><text:tab/></text:span><text:span text:style-name="T197_2">Lista</text:span><text:span text:style-name="T197_3"><text:s/></text:span><text:span text:style-name="T197_4">auto</text:span><text:span text:style-name="T197_5">-</text:span><text:span text:style-name="T197_6">completável</text:span><text:span text:style-name="T197_7"><text:s/></text:span><text:span text:style-name="T197_8">em</text:span><text:span text:style-name="T197_9"><text:s/></text:span><text:span text:style-name="T197_10">ordem</text:span><text:span text:style-name="T197_11"><text:s/></text:span><text:span text:style-name="T197_12">alfabética</text:span><text:span text:style-name="T197_13"><text:s/></text:span><text:span text:style-name="T197_14">com</text:span><text:span text:style-name="T197_15"><text:s/></text:span><text:span text:style-name="T197_16">as</text:span><text:span text:style-name="T197_17"><text:s/></text:span><text:span text:style-name="T197_18">opções</text:span><text:span text:style-name="T197_19"><text:s/></text:span><text:span text:style-name="T197_20">abaixo</text:span></text:p>
      <text:p text:style-name="P198"><text:span text:style-name="T198_1"><text:tab/><text:tab/><text:tab/></text:span><text:span text:style-name="T198_2">Acidentada</text:span><text:span text:style-name="T198_3"><text:s/></text:span><text:span text:style-name="T198_4">Suave</text:span></text:p>
      <text:p text:style-name="P199"><text:span text:style-name="T199_1"><text:tab/><text:tab/><text:tab/></text:span><text:span text:style-name="T199_2">Acidentada</text:span><text:span text:style-name="T199_3"><text:s/></text:span><text:span text:style-name="T199_4">Médio</text:span></text:p>
      <text:p text:style-name="P200"><text:span text:style-name="T200_1"><text:tab/><text:tab/><text:tab/></text:span><text:span text:style-name="T200_2">Acidentada</text:span><text:span text:style-name="T200_3"><text:s/></text:span><text:span text:style-name="T200_4">Abrubta</text:span></text:p>
      <text:p text:style-name="P201"><text:span text:style-name="T201_1"><text:tab/><text:tab/><text:tab/></text:span><text:span text:style-name="T201_2">Plano</text:span></text:p>
      <text:p text:style-name="P202"/>
      <text:p text:style-name="P203"><text:span text:style-name="T203_1"><text:tab/><text:tab/></text:span><text:span text:style-name="T203_2">Sítio</text:span><text:span text:style-name="T203_3"><text:s/></text:span><text:span text:style-name="T203_4">da</text:span><text:span text:style-name="T203_5"><text:s/></text:span><text:span text:style-name="T203_6">Paisagem</text:span></text:p>
      <text:p text:style-name="P204"><text:span text:style-name="T204_1"><text:tab/><text:tab/><text:tab/></text:span><text:span text:style-name="T204_2">Campo</text:span><text:span text:style-name="T204_3"><text:s/></text:span><text:span text:style-name="T204_4">editável</text:span></text:p>
      <text:p text:style-name="P205"/>
      <text:p text:style-name="P206"><text:span text:style-name="T206_1"><text:tab/><text:tab/></text:span><text:span text:style-name="T206_2">Água</text:span><text:span text:style-name="T206_3"><text:s/></text:span><text:span text:style-name="T206_4">Próxima</text:span></text:p>
      <text:p text:style-name="P207"><text:span text:style-name="T207_1"><text:tab/><text:tab/><text:tab/></text:span><text:span text:style-name="T207_2">Campo</text:span><text:span text:style-name="T207_3"><text:s/></text:span><text:span text:style-name="T207_4">editável</text:span></text:p>
      <text:p text:style-name="P208"/>
      <text:p text:style-name="P209"><text:span text:style-name="T209_1"><text:tab/><text:tab/></text:span><text:span text:style-name="T209_2">Possui</text:span><text:span text:style-name="T209_3"><text:s/></text:span><text:span text:style-name="T209_4">Vegetaçao</text:span></text:p>
      <text:p text:style-name="P210"><text:span text:style-name="T210_1"><text:tab/><text:tab/><text:tab/></text:span><text:span text:style-name="T210_2">Campo</text:span><text:span text:style-name="T210_3"><text:s/></text:span><text:span text:style-name="T210_4">editável</text:span></text:p>
      <text:p text:style-name="P211"/>
      <text:p text:style-name="P212"><text:span text:style-name="T212_1"><text:tab/><text:tab/></text:span><text:span text:style-name="T212_2">Exposição</text:span></text:p>
      <text:p text:style-name="P213"><text:span text:style-name="T213_1"><text:tab/><text:tab/></text:span><text:span text:style-name="T213_2">Lista</text:span><text:span text:style-name="T213_3"><text:s/></text:span><text:span text:style-name="T213_4">auto</text:span><text:span text:style-name="T213_5">-</text:span><text:span text:style-name="T213_6">completável</text:span><text:span text:style-name="T213_7"><text:s/></text:span><text:span text:style-name="T213_8">em</text:span><text:span text:style-name="T213_9"><text:s/></text:span><text:span text:style-name="T213_10">ordem</text:span><text:span text:style-name="T213_11"><text:s/></text:span><text:span text:style-name="T213_12">alfabética</text:span><text:span text:style-name="T213_13"><text:s/></text:span><text:span text:style-name="T213_14">com</text:span><text:span text:style-name="T213_15"><text:s/></text:span><text:span text:style-name="T213_16">as</text:span><text:span text:style-name="T213_17"><text:s/></text:span><text:span text:style-name="T213_18">opções</text:span><text:span text:style-name="T213_19"><text:s/></text:span><text:span text:style-name="T213_20">abaixo</text:span></text:p>
      <text:p text:style-name="P214"><text:span text:style-name="T214_1"><text:tab/><text:tab/><text:tab/></text:span><text:span text:style-name="T214_2">Céu</text:span><text:span text:style-name="T214_3"><text:s/></text:span><text:span text:style-name="T214_4">Aberto</text:span></text:p>
      <text:p text:style-name="P215"><text:span text:style-name="T215_1"><text:tab/><text:tab/><text:tab/></text:span><text:span text:style-name="T215_2">Abrigada</text:span></text:p>
      <text:p text:style-name="P216"><text:span text:style-name="T216_1"><text:tab/><text:tab/><text:tab/></text:span><text:span text:style-name="T216_2">Submersa</text:span></text:p>
      <text:p text:style-name="P217"><text:span text:style-name="T217_1"><text:tab/><text:tab/><text:tab/></text:span><text:span text:style-name="T217_2">Soterrada</text:span></text:p>
      <text:p text:style-name="P218"/>
      <text:p text:style-name="P219"><text:span text:style-name="T219_1"><text:tab/><text:tab/></text:span><text:span text:style-name="T219_2">Uso</text:span><text:span text:style-name="T219_3"><text:s/></text:span><text:span text:style-name="T219_4">Atual</text:span></text:p>
      <text:p text:style-name="P220"><text:span text:style-name="T220_1"><text:tab/><text:tab/><text:tab/></text:span><text:span text:style-name="T220_2">Campo</text:span><text:span text:style-name="T220_3"><text:s/></text:span><text:span text:style-name="T220_4">editável</text:span></text:p>
      <text:p text:style-name="P221"/>
      <text:p text:style-name="P222"><text:span text:style-name="T222_1"><text:tab/><text:tab/></text:span><text:span text:style-name="T222_2">Outros</text:span></text:p>
      <text:p text:style-name="P223"><text:span text:style-name="T223_1"><text:tab/><text:tab/><text:tab/></text:span><text:span text:style-name="T223_2">Campo</text:span><text:span text:style-name="T223_3"><text:s/></text:span><text:span text:style-name="T223_4">editável</text:span></text:p>
      <text:p text:style-name="P224"/>
      <text:p text:style-name="P225"><text:span text:style-name="T225_1"><text:tab/><text:tab/></text:span><text:span text:style-name="T225_2">Notas</text:span></text:p>
      <text:p text:style-name="P226"><text:span text:style-name="T226_1"><text:tab/><text:tab/><text:tab/></text:span><text:span text:style-name="T226_2">Campo</text:span><text:span text:style-name="T226_3"><text:s/></text:span><text:span text:style-name="T226_4">editável</text:span></text:p>
      <text:p text:style-name="P227"/>
      <text:p text:style-name="P228"><text:span text:style-name="T228_1"><text:s text:c="4"/></text:span></text:p>
      <text:p text:style-name="P229"><text:span text:style-name="T229_1"><text:s text:c="5"/>4.2<text:s text:c="3"/></text:span><text:span text:style-name="T229_2">Dimensões</text:span><text:span text:style-name="T229_3"><text:s/></text:span><text:span text:style-name="T229_4">e</text:span><text:span text:style-name="T229_5"><text:s/></text:span><text:span text:style-name="T229_6">Quantificações</text:span></text:p>
      <text:p text:style-name="P230"><text:span text:style-name="T230_1"><text:tab/></text:span><text:span text:style-name="T230_2">Campo</text:span><text:span text:style-name="T230_3"><text:s/></text:span><text:span text:style-name="T230_4">editável</text:span></text:p>
      <text:p text:style-name="P231"/>
      <text:p text:style-name="P232"><text:span text:style-name="T232_1"><text:s/>4.2.1<text:s/></text:span><text:span text:style-name="T232_2">Medidas</text:span><text:span text:style-name="T232_3"><text:s/></text:span><text:span text:style-name="T232_4">Gerais</text:span><text:span text:style-name="T232_5"><text:s/></text:span><text:span text:style-name="T232_6">do</text:span><text:span text:style-name="T232_7"><text:s/></text:span><text:span text:style-name="T232_8">Bem</text:span><text:span text:style-name="T232_9"><text:s/></text:span><text:span text:style-name="T232_10">Arquitetônico</text:span></text:p>
      <text:p text:style-name="P233"><text:span text:style-name="T233_1"><text:s/><text:tab/></text:span><text:span text:style-name="T233_2">Tipo</text:span><text:span text:style-name="T233_3"><text:s/></text:span><text:span text:style-name="T233_4">campo</text:span><text:span text:style-name="T233_5"><text:s/></text:span><text:span text:style-name="T233_6">editável</text:span><text:span text:style-name="T233_7">,<text:s/></text:span><text:span text:style-name="T233_8">abrindo</text:span><text:span text:style-name="T233_9"><text:s/></text:span><text:span text:style-name="T233_10">opção</text:span><text:span text:style-name="T233_11"><text:s/></text:span><text:span text:style-name="T233_12">para</text:span><text:span text:style-name="T233_13"><text:s/></text:span><text:span text:style-name="T233_14">escrita</text:span><text:span text:style-name="T233_15"><text:s/></text:span><text:span text:style-name="T233_16">somente</text:span><text:span text:style-name="T233_17"><text:s/></text:span><text:span text:style-name="T233_18">se</text:span><text:span text:style-name="T233_19"><text:s/></text:span><text:span text:style-name="T233_20">selecionado</text:span><text:span text:style-name="T233_21">.</text:span></text:p>
      <text:p text:style-name="P234"><text:span text:style-name="T234_1"><text:tab/><text:tab/></text:span></text:p>
      <text:p text:style-name="P235"><text:span text:style-name="T235_1"><text:tab/><text:tab/></text:span><text:span text:style-name="T235_2">Área</text:span><text:span text:style-name="T235_3"><text:s/></text:span><text:span text:style-name="T235_4">Total</text:span></text:p>
      <text:p text:style-name="P236"><text:span text:style-name="T236_1"><text:tab/><text:tab/></text:span><text:span text:style-name="T236_2">Altura</text:span><text:span text:style-name="T236_3"><text:s/></text:span><text:span text:style-name="T236_4">fachada</text:span><text:span text:style-name="T236_5"><text:s/></text:span><text:span text:style-name="T236_6">frontal</text:span></text:p>
      <text:p text:style-name="P237"><text:span text:style-name="T237_1"><text:tab/><text:tab/></text:span><text:span text:style-name="T237_2">Altura</text:span><text:span text:style-name="T237_3"><text:s/></text:span><text:span text:style-name="T237_4">fachada</text:span><text:span text:style-name="T237_5"><text:s/></text:span><text:span text:style-name="T237_6">posterior</text:span></text:p>
      <text:p text:style-name="P238"><text:span text:style-name="T238_1"><text:tab/><text:tab/></text:span><text:span text:style-name="T238_2">Largura</text:span></text:p>
      <text:p text:style-name="P239"><text:span text:style-name="T239_1"><text:tab/><text:tab/></text:span><text:span text:style-name="T239_2">Profundidade</text:span></text:p>
      <text:p text:style-name="P240"><text:span text:style-name="T240_1"><text:tab/><text:tab/></text:span><text:span text:style-name="T240_2">Altura</text:span><text:span text:style-name="T240_3"><text:s/></text:span><text:span text:style-name="T240_4">da</text:span><text:span text:style-name="T240_5"><text:s/></text:span><text:span text:style-name="T240_6">Cumeeira</text:span></text:p>
      <text:p text:style-name="P241"><text:span text:style-name="T241_1"><text:tab/><text:tab/></text:span><text:span text:style-name="T241_2">Altura</text:span><text:span text:style-name="T241_3"><text:s/></text:span><text:span text:style-name="T241_4">Total</text:span></text:p>
      <text:p text:style-name="P242"><text:span text:style-name="T242_1"><text:tab/><text:tab/></text:span><text:span text:style-name="T242_2">Pé</text:span><text:span text:style-name="T242_3"><text:s/></text:span><text:span text:style-name="T242_4">direito</text:span><text:span text:style-name="T242_5"><text:s/></text:span><text:span text:style-name="T242_6">térreo</text:span></text:p>
      <text:p text:style-name="P243"><text:span text:style-name="T243_1"><text:tab/><text:tab/></text:span><text:span text:style-name="T243_2">Pé</text:span><text:span text:style-name="T243_3"><text:s/></text:span><text:span text:style-name="T243_4">direito</text:span><text:span text:style-name="T243_5"><text:s/></text:span><text:span text:style-name="T243_6">tipo</text:span></text:p>
      <text:p text:style-name="P244"/>
      <text:p text:style-name="P245"><text:span text:style-name="T245_1"><text:tab/><text:s/>4.2.2<text:s/></text:span><text:span text:style-name="T245_2">Medidas</text:span><text:span text:style-name="T245_3"><text:s/></text:span><text:span text:style-name="T245_4">Gerais</text:span><text:span text:style-name="T245_5"><text:s/></text:span><text:span text:style-name="T245_6">do</text:span><text:span text:style-name="T245_7"><text:s/></text:span><text:span text:style-name="T245_8">Bem</text:span><text:span text:style-name="T245_9"><text:s/></text:span><text:span text:style-name="T245_10">Arqueológico</text:span></text:p>
      <text:p text:style-name="P246"><text:span text:style-name="T246_1"><text:tab/><text:tab/></text:span><text:span text:style-name="T246_2">Tipo</text:span><text:span text:style-name="T246_3"><text:s/></text:span><text:span text:style-name="T246_4">campo</text:span><text:span text:style-name="T246_5"><text:s/></text:span><text:span text:style-name="T246_6">editável</text:span><text:span text:style-name="T246_7">,<text:s/></text:span><text:span text:style-name="T246_8">abrindo</text:span><text:span text:style-name="T246_9"><text:s/></text:span><text:span text:style-name="T246_10">opção</text:span><text:span text:style-name="T246_11"><text:s/></text:span><text:span text:style-name="T246_12">para</text:span><text:span text:style-name="T246_13"><text:s/></text:span><text:span text:style-name="T246_14">escrita</text:span><text:span text:style-name="T246_15"><text:s/></text:span><text:span text:style-name="T246_16">somente</text:span><text:span text:style-name="T246_17"><text:s/></text:span><text:span text:style-name="T246_18">se</text:span><text:span text:style-name="T246_19"><text:s/></text:span><text:span text:style-name="T246_20">selecionado</text:span><text:span text:style-name="T246_21">.</text:span></text:p>
      <text:p text:style-name="P247"><text:span text:style-name="T247_1"><text:tab/><text:tab/></text:span></text:p>
      <text:p text:style-name="P248"><text:span text:style-name="T248_1"><text:tab/><text:tab/></text:span><text:span text:style-name="T248_2">Área</text:span><text:span text:style-name="T248_3"><text:s/></text:span><text:span text:style-name="T248_4">Total</text:span></text:p>
      <text:p text:style-name="P249"><text:span text:style-name="T249_1"><text:tab/><text:tab/></text:span><text:span text:style-name="T249_2">Comprimento</text:span></text:p>
      <text:p text:style-name="P250"><text:span text:style-name="T250_1"><text:tab/><text:tab/></text:span><text:span text:style-name="T250_2">Altura</text:span></text:p>
      <text:p text:style-name="P251"><text:span text:style-name="T251_1"><text:tab/><text:tab/></text:span><text:span text:style-name="T251_2">Largura</text:span></text:p>
      <text:p text:style-name="P252"><text:span text:style-name="T252_1"><text:tab/><text:tab/></text:span><text:span text:style-name="T252_2">Profundidade</text:span></text:p>
      <text:p text:style-name="P253"/>
      <text:p text:style-name="P254"><text:span text:style-name="T254_1"><text:s text:c="4"/><text:tab/><text:s text:c="2"/>4.3<text:s text:c="2"/></text:span><text:span text:style-name="T254_2">Conteúdo</text:span></text:p>
      <text:p text:style-name="P255"><text:span text:style-name="T255_1"><text:tab/><text:tab/></text:span><text:span text:style-name="T255_2">Campo</text:span><text:span text:style-name="T255_3"><text:s/></text:span><text:span text:style-name="T255_4">editável</text:span></text:p>
      <text:p text:style-name="P256"/>
      <text:p text:style-name="P257"><text:span text:style-name="T257_1"><text:s text:c="6"/><text:tab/><text:s text:c="2"/>4.4<text:s/></text:span><text:span text:style-name="T257_2">Meio</text:span><text:span text:style-name="T257_3"><text:s/></text:span><text:span text:style-name="T257_4">de</text:span><text:span text:style-name="T257_5"><text:s/></text:span><text:span text:style-name="T257_6">Acesso</text:span></text:p>
      <text:p text:style-name="P258"><text:span text:style-name="T258_1"><text:tab/><text:tab/></text:span><text:span text:style-name="T258_2">Campo</text:span><text:span text:style-name="T258_3"><text:s/></text:span><text:span text:style-name="T258_4">editável</text:span></text:p>
      <text:p text:style-name="P259"><text:span text:style-name="T259_1"><text:tab/></text:span></text:p>
      <text:p text:style-name="P260"/>
      <text:p text:style-name="P261"><text:span text:style-name="T261_1"><text:s/><text:tab/>5.<text:s/></text:span><text:span text:style-name="T261_2">AudioVisual</text:span></text:p>
      <text:p text:style-name="P262"/>
      <text:p text:style-name="P263"><text:span text:style-name="T263_1"><text:tab/></text:span><text:span text:style-name="T263_2">Campo</text:span><text:span text:style-name="T263_3"><text:s/></text:span><text:span text:style-name="T263_4">para</text:span><text:span text:style-name="T263_5"><text:s/></text:span><text:span text:style-name="T263_6">buscar</text:span><text:span text:style-name="T263_7"><text:s/></text:span><text:span text:style-name="T263_8">uma</text:span><text:span text:style-name="T263_9"><text:s/></text:span><text:span text:style-name="T263_10">imagem</text:span><text:span text:style-name="T263_11"><text:s/></text:span><text:span text:style-name="T263_12">ou</text:span><text:span text:style-name="T263_13"><text:s/></text:span><text:span text:style-name="T263_14">um</text:span><text:span text:style-name="T263_15"><text:s/></text:span><text:span text:style-name="T263_16">vídeo</text:span><text:span text:style-name="T263_17"><text:s/></text:span><text:span text:style-name="T263_18">para</text:span><text:span text:style-name="T263_19"><text:s/></text:span><text:span text:style-name="T263_20">fazer</text:span><text:span text:style-name="T263_21"><text:s/></text:span><text:span text:style-name="T263_22">upload</text:span></text:p>
      <text:p text:style-name="P264"><text:span text:style-name="T264_1"><text:tab/></text:span><text:span text:style-name="T264_2">Deve</text:span><text:span text:style-name="T264_3"><text:s/></text:span><text:span text:style-name="T264_4">ter</text:span><text:span text:style-name="T264_5"><text:s/></text:span><text:span text:style-name="T264_6">opção</text:span><text:span text:style-name="T264_7"><text:s/>''</text:span><text:span text:style-name="T264_8">Adicionar</text:span><text:span text:style-name="T264_9"><text:s/></text:span><text:span text:style-name="T264_10">nova</text:span><text:span text:style-name="T264_11"><text:s/></text:span><text:span text:style-name="T264_12">imagem</text:span><text:span text:style-name="T264_13">/</text:span><text:span text:style-name="T264_14">vídeo</text:span><text:span text:style-name="T264_15">'',<text:s/></text:span><text:span text:style-name="T264_16">no</text:span><text:span text:style-name="T264_17"><text:s/></text:span><text:span text:style-name="T264_18">caso</text:span><text:span text:style-name="T264_19"><text:s/></text:span><text:span text:style-name="T264_20">em</text:span><text:span text:style-name="T264_21"><text:s/></text:span><text:span text:style-name="T264_22">que</text:span><text:span text:style-name="T264_23"><text:s/></text:span><text:span text:style-name="T264_24">se</text:span><text:span text:style-name="T264_25"><text:s/></text:span><text:span text:style-name="T264_26">queira</text:span><text:span text:style-name="T264_27"><text:s/></text:span><text:span text:style-name="T264_28">adicionar</text:span><text:span text:style-name="T264_29"><text:s/></text:span><text:span text:style-name="T264_30">mais</text:span><text:span text:style-name="T264_31"><text:s/></text:span><text:span text:style-name="T264_32">de</text:span><text:span text:style-name="T264_33"><text:s/></text:span><text:span text:style-name="T264_34">uma</text:span><text:span text:style-name="T264_35"><text:s/><text:tab/></text:span><text:span text:style-name="T264_36">imagem</text:span><text:span text:style-name="T264_37">.</text:span></text:p>
      <text:p text:style-name="P265"/>
      <text:p text:style-name="P266"/>
      <text:p text:style-name="P267"><text:span text:style-name="T267_1">Título</text:span></text:p>
      <text:p text:style-name="P268"><text:span text:style-name="T268_1"><text:tab/><text:tab/></text:span><text:span text:style-name="T268_2">Campo</text:span><text:span text:style-name="T268_3"><text:s/></text:span><text:span text:style-name="T268_4">editável</text:span></text:p>
      <text:p text:style-name="P269"/>
      <text:p text:style-name="P270"><text:span text:style-name="T270_1">Tipo</text:span></text:p>
      <text:p text:style-name="P271"><text:span text:style-name="T271_1"><text:tab/><text:tab/></text:span><text:span text:style-name="T271_2">Lista</text:span><text:span text:style-name="T271_3"><text:s/></text:span><text:span text:style-name="T271_4">auto</text:span><text:span text:style-name="T271_5">-</text:span><text:span text:style-name="T271_6">completável</text:span><text:span text:style-name="T271_7"><text:s/></text:span><text:span text:style-name="T271_8">em</text:span><text:span text:style-name="T271_9"><text:s/></text:span><text:span text:style-name="T271_10">ordem</text:span><text:span text:style-name="T271_11"><text:s/></text:span><text:span text:style-name="T271_12">alfabética</text:span><text:span text:style-name="T271_13"><text:s/></text:span><text:span text:style-name="T271_14">com</text:span><text:span text:style-name="T271_15"><text:s/></text:span><text:span text:style-name="T271_16">as</text:span><text:span text:style-name="T271_17"><text:s/></text:span><text:span text:style-name="T271_18">opções</text:span><text:span text:style-name="T271_19"><text:s/></text:span><text:span text:style-name="T271_20">abaixo</text:span></text:p>
      <text:p text:style-name="P272"><text:span text:style-name="T272_1"><text:tab/><text:tab/></text:span><text:span text:style-name="T272_2">Imagem</text:span></text:p>
      <text:p text:style-name="P273"><text:span text:style-name="T273_1"><text:tab/><text:tab/></text:span><text:span text:style-name="T273_2">Som</text:span></text:p>
      <text:p text:style-name="P274"><text:span text:style-name="T274_1"><text:tab/><text:tab/></text:span><text:span text:style-name="T274_2">Vídeo</text:span></text:p>
      <text:p text:style-name="P275"/>
      <text:p text:style-name="P276"><text:span text:style-name="T276_1">Descrição</text:span></text:p>
      <text:p text:style-name="P277"><text:span text:style-name="T277_1"><text:tab/><text:tab/></text:span><text:span text:style-name="T277_2">Campo</text:span><text:span text:style-name="T277_3"><text:s/></text:span><text:span text:style-name="T277_4">editável</text:span><text:span text:style-name="T277_5"><text:s text:c="3"/></text:span></text:p>
      <text:p text:style-name="P278"/>
      <text:p text:style-name="P279"/>
      <text:p text:style-name="P280"><text:span text:style-name="T280_1">6.<text:s/></text:span><text:span text:style-name="T280_2">Diagnóstico</text:span><text:span text:style-name="T280_3"><text:s/></text:span><text:span text:style-name="T280_4">e</text:span><text:span text:style-name="T280_5"><text:s/></text:span><text:span text:style-name="T280_6">Intervenção</text:span></text:p>
      <text:p text:style-name="P281"/>
      <text:p text:style-name="P282"><text:span text:style-name="T282_1"><text:tab/><text:tab/>6.1<text:s/></text:span><text:span text:style-name="T282_2">Estado</text:span><text:span text:style-name="T282_3"><text:s/></text:span><text:span text:style-name="T282_4">de</text:span><text:span text:style-name="T282_5"><text:s/></text:span><text:span text:style-name="T282_6">Conservação</text:span><text:span text:style-name="T282_7"><text:s/></text:span><text:span text:style-name="T282_8">e</text:span><text:span text:style-name="T282_9"><text:s/></text:span><text:span text:style-name="T282_10">Preservação</text:span></text:p>
      <text:p text:style-name="P283"><text:span text:style-name="T283_1"><text:tab/><text:tab/><text:tab/><text:tab/></text:span><text:span text:style-name="T283_2">Campo</text:span><text:span text:style-name="T283_3"><text:s/></text:span><text:span text:style-name="T283_4">Editável</text:span></text:p>
      <text:p text:style-name="P284"><text:span text:style-name="T284_1"><text:tab/><text:tab/></text:span></text:p>
      <text:p text:style-name="P285"><text:span text:style-name="T285_1"><text:tab/><text:tab/><text:tab/></text:span><text:span text:style-name="T285_2">Estado</text:span><text:span text:style-name="T285_3"><text:s/></text:span><text:span text:style-name="T285_4">de</text:span><text:span text:style-name="T285_5"><text:s/></text:span><text:span text:style-name="T285_6">Preservação</text:span></text:p>
      <text:p text:style-name="P286"><text:span text:style-name="T286_1"><text:tab/><text:tab/><text:tab/><text:tab/></text:span><text:span text:style-name="T286_2">Lista</text:span><text:span text:style-name="T286_3"><text:s/></text:span><text:span text:style-name="T286_4">auto</text:span><text:span text:style-name="T286_5">-</text:span><text:span text:style-name="T286_6">completável</text:span><text:span text:style-name="T286_7"><text:s/></text:span><text:span text:style-name="T286_8">em</text:span><text:span text:style-name="T286_9"><text:s/></text:span><text:span text:style-name="T286_10">ordem</text:span><text:span text:style-name="T286_11"><text:s/></text:span><text:span text:style-name="T286_12">alfabética</text:span><text:span text:style-name="T286_13"><text:s/></text:span><text:span text:style-name="T286_14">com</text:span><text:span text:style-name="T286_15"><text:s/></text:span><text:span text:style-name="T286_16">as</text:span><text:span text:style-name="T286_17"><text:s/></text:span><text:span text:style-name="T286_18">opções</text:span><text:span text:style-name="T286_19"><text:s/></text:span><text:span text:style-name="T286_20">abaixo</text:span></text:p>
      <text:p text:style-name="P287"><text:span text:style-name="T287_1"><text:tab/><text:tab/><text:tab/><text:tab/></text:span><text:span text:style-name="T287_2">íntegro</text:span></text:p>
      <text:p text:style-name="P288"><text:span text:style-name="T288_1"><text:tab/><text:tab/><text:tab/><text:tab/></text:span><text:span text:style-name="T288_2">pouco</text:span><text:span text:style-name="T288_3"><text:s/></text:span><text:span text:style-name="T288_4">alterado</text:span></text:p>
      <text:p text:style-name="P289"><text:span text:style-name="T289_1"><text:tab/><text:tab/><text:tab/><text:tab/></text:span><text:span text:style-name="T289_2">muito</text:span><text:span text:style-name="T289_3"><text:s/></text:span><text:span text:style-name="T289_4">alterado</text:span></text:p>
      <text:p text:style-name="P290"><text:span text:style-name="T290_1"><text:tab/><text:tab/><text:tab/><text:tab/></text:span><text:span text:style-name="T290_2">descaracterizado</text:span></text:p>
      <text:p text:style-name="P291"/>
      <text:p text:style-name="P292"><text:span text:style-name="T292_1"><text:tab/><text:tab/><text:tab/></text:span><text:span text:style-name="T292_2">Estado</text:span><text:span text:style-name="T292_3"><text:s/></text:span><text:span text:style-name="T292_4">de</text:span><text:span text:style-name="T292_5"><text:s/></text:span><text:span text:style-name="T292_6">Conservação</text:span></text:p>
      <text:p text:style-name="P293"><text:span text:style-name="T293_1"><text:tab/><text:tab/><text:tab/><text:tab/></text:span><text:span text:style-name="T293_2">Lista</text:span><text:span text:style-name="T293_3"><text:s/></text:span><text:span text:style-name="T293_4">auto</text:span><text:span text:style-name="T293_5">-</text:span><text:span text:style-name="T293_6">completável</text:span><text:span text:style-name="T293_7"><text:s/></text:span><text:span text:style-name="T293_8">em</text:span><text:span text:style-name="T293_9"><text:s/></text:span><text:span text:style-name="T293_10">ordem</text:span><text:span text:style-name="T293_11"><text:s/></text:span><text:span text:style-name="T293_12">alfabética</text:span><text:span text:style-name="T293_13"><text:s/></text:span><text:span text:style-name="T293_14">com</text:span><text:span text:style-name="T293_15"><text:s/></text:span><text:span text:style-name="T293_16">as</text:span><text:span text:style-name="T293_17"><text:s/></text:span><text:span text:style-name="T293_18">opções</text:span><text:span text:style-name="T293_19"><text:s/></text:span><text:span text:style-name="T293_20">abaixo</text:span></text:p>
      <text:p text:style-name="P294"><text:span text:style-name="T294_1"><text:tab/><text:tab/><text:tab/><text:tab/></text:span><text:span text:style-name="T294_2">bom</text:span></text:p>
      <text:p text:style-name="P295"><text:span text:style-name="T295_1"><text:tab/><text:tab/><text:tab/><text:tab/></text:span><text:span text:style-name="T295_2">precário</text:span></text:p>
      <text:p text:style-name="P296"><text:span text:style-name="T296_1"><text:tab/><text:tab/><text:tab/><text:tab/></text:span><text:span text:style-name="T296_2">em</text:span><text:span text:style-name="T296_3"><text:s/></text:span><text:span text:style-name="T296_4">arruinamento</text:span></text:p>
      <text:p text:style-name="P297"><text:span text:style-name="T297_1"><text:tab/><text:tab/><text:tab/><text:tab/></text:span><text:span text:style-name="T297_2">arruinado</text:span></text:p>
      <text:p text:style-name="P298"/>
      <text:p text:style-name="P299"><text:span text:style-name="T299_1"><text:tab/><text:tab/>6.2<text:s/></text:span><text:span text:style-name="T299_2">Notas</text:span><text:span text:style-name="T299_3"><text:s/></text:span><text:span text:style-name="T299_4">Estado</text:span><text:span text:style-name="T299_5"><text:s/></text:span><text:span text:style-name="T299_6">de</text:span><text:span text:style-name="T299_7"><text:s/></text:span><text:span text:style-name="T299_8">Conservação</text:span></text:p>
      <text:p text:style-name="P300"><text:span text:style-name="T300_1"><text:tab/><text:tab/><text:tab/><text:tab/></text:span><text:span text:style-name="T300_2">Campo</text:span><text:span text:style-name="T300_3"><text:s/></text:span><text:span text:style-name="T300_4">editável</text:span></text:p>
      <text:p text:style-name="P301"/>
      <text:p text:style-name="P302"><text:span text:style-name="T302_1"><text:tab/><text:tab/>6.3<text:s/></text:span><text:span text:style-name="T302_2">Intervenção</text:span><text:span text:style-name="T302_3"><text:s/></text:span><text:span text:style-name="T302_4">no</text:span><text:span text:style-name="T302_5"><text:s/></text:span><text:span text:style-name="T302_6">bem</text:span></text:p>
      <text:p text:style-name="P303"><text:span text:style-name="T303_1"><text:tab/><text:tab/><text:tab/></text:span><text:span text:style-name="T303_2">Tipo</text:span><text:span text:style-name="T303_3"><text:s/></text:span><text:span text:style-name="T303_4">checkbox</text:span><text:span text:style-name="T303_5"><text:tab/></text:span><text:span text:style-name="T303_6">Sim</text:span><text:span text:style-name="T303_7"><text:s/>–<text:s/></text:span><text:span text:style-name="T303_8">Não</text:span></text:p>
      <text:p text:style-name="P304"><text:span text:style-name="T304_1"><text:tab/><text:tab/><text:tab/></text:span><text:span text:style-name="T304_2">Somente</text:span><text:span text:style-name="T304_3"><text:s/></text:span><text:span text:style-name="T304_4">se</text:span><text:span text:style-name="T304_5"><text:s/></text:span><text:span text:style-name="T304_6">o</text:span><text:span text:style-name="T304_7"><text:s/></text:span><text:span text:style-name="T304_8">usuário</text:span><text:span text:style-name="T304_9"><text:s/></text:span><text:span text:style-name="T304_10">escolher</text:span><text:span text:style-name="T304_11"><text:s/></text:span><text:span text:style-name="T304_12">sim</text:span><text:span text:style-name="T304_13">,<text:s/></text:span><text:span text:style-name="T304_14">os</text:span><text:span text:style-name="T304_15"><text:s/></text:span><text:span text:style-name="T304_16">campos</text:span><text:span text:style-name="T304_17"><text:s/></text:span><text:span text:style-name="T304_18">abaixo</text:span><text:span text:style-name="T304_19"><text:s/></text:span><text:span text:style-name="T304_20">devem</text:span><text:span text:style-name="T304_21"><text:s/></text:span><text:span text:style-name="T304_22">ser</text:span><text:span text:style-name="T304_23"><text:s/></text:span><text:span text:style-name="T304_24">liberados</text:span><text:span text:style-name="T304_25"><text:s/></text:span><text:span text:style-name="T304_26">para</text:span><text:span text:style-name="T304_27"><text:s/></text:span><text:span text:style-name="T304_28">edição</text:span></text:p>
      <text:p text:style-name="P305"/>
      <text:p text:style-name="P306"><text:span text:style-name="T306_1"><text:tab/><text:tab/><text:tab/><text:tab/></text:span></text:p>
      <text:p text:style-name="P307"><text:span text:style-name="T307_1"><text:s text:c="5"/><text:tab/></text:span><text:span text:style-name="T307_2">Data</text:span><text:span text:style-name="T307_3"><text:s/></text:span><text:span text:style-name="T307_4">da</text:span><text:span text:style-name="T307_5"><text:s/></text:span><text:span text:style-name="T307_6">intervenção</text:span></text:p>
      <text:p text:style-name="P308"><text:span text:style-name="T308_1"><text:s/><text:tab/><text:tab/></text:span><text:span text:style-name="T308_2">Campo</text:span><text:span text:style-name="T308_3"><text:s/></text:span><text:span text:style-name="T308_4">editável</text:span></text:p>
      <text:p text:style-name="P309"><text:span text:style-name="T309_1"><text:s/><text:tab/></text:span></text:p>
      <text:p text:style-name="P310"><text:span text:style-name="T310_1"><text:s/><text:tab/></text:span><text:span text:style-name="T310_2">Responsável</text:span><text:span text:style-name="T310_3"><text:s/></text:span><text:span text:style-name="T310_4">pela</text:span><text:span text:style-name="T310_5"><text:s/></text:span><text:span text:style-name="T310_6">Intervenção</text:span></text:p>
      <text:p text:style-name="P311"><text:span text:style-name="T311_1"><text:s/><text:tab/><text:tab/></text:span><text:span text:style-name="T311_2">Campo</text:span><text:span text:style-name="T311_3"><text:s/></text:span><text:span text:style-name="T311_4">editável</text:span></text:p>
      <text:p text:style-name="P312"/>
      <text:p text:style-name="P313"><text:span text:style-name="T313_1"><text:tab/></text:span><text:span text:style-name="T313_2">Descrição</text:span></text:p>
      <text:p text:style-name="P314"><text:span text:style-name="T314_1"><text:tab/><text:tab/></text:span><text:span text:style-name="T314_2">Campo</text:span><text:span text:style-name="T314_3"><text:s/></text:span><text:span text:style-name="T314_4">editável</text:span></text:p>
      <text:p text:style-name="P315"><text:span text:style-name="T315_1"><text:tab/></text:span></text:p>
      <text:p text:style-name="P316"><text:span text:style-name="T316_1"><text:tab/></text:span><text:span text:style-name="T316_2">Opção</text:span><text:span text:style-name="T316_3"><text:s/></text:span><text:span text:style-name="T316_4">para</text:span><text:span text:style-name="T316_5"><text:s/></text:span><text:span text:style-name="T316_6">adicionar</text:span><text:span text:style-name="T316_7"><text:s/></text:span><text:span text:style-name="T316_8">outra</text:span><text:span text:style-name="T316_9"><text:s/></text:span><text:span text:style-name="T316_10">intervenção</text:span><text:span text:style-name="T316_11">,<text:s/></text:span><text:span text:style-name="T316_12">caso</text:span><text:span text:style-name="T316_13"><text:s/></text:span><text:span text:style-name="T316_14">haja</text:span><text:span text:style-name="T316_15"><text:s/></text:span><text:span text:style-name="T316_16">mais</text:span><text:span text:style-name="T316_17"><text:s/></text:span><text:span text:style-name="T316_18">de</text:span><text:span text:style-name="T316_19"><text:s/></text:span><text:span text:style-name="T316_20">uma</text:span><text:span text:style-name="T316_21">.</text:span></text:p>
      <text:p text:style-name="P317"/>
      <text:p text:style-name="P318"><text:span text:style-name="T318_1">7.<text:s/></text:span><text:span text:style-name="T318_2">Condições</text:span><text:span text:style-name="T318_3"><text:s/></text:span><text:span text:style-name="T318_4">de</text:span><text:span text:style-name="T318_5"><text:s/></text:span><text:span text:style-name="T318_6">disponibilidade</text:span><text:span text:style-name="T318_7">,<text:s/></text:span><text:span text:style-name="T318_8">uso</text:span><text:span text:style-name="T318_9"><text:s/></text:span><text:span text:style-name="T318_10">e</text:span><text:span text:style-name="T318_11"><text:s/></text:span><text:span text:style-name="T318_12">proteção</text:span></text:p>
      <text:p text:style-name="P319"/>
      <text:p text:style-name="P320"><text:span text:style-name="T320_1">Disponibilidade</text:span><text:span text:style-name="T320_2">:</text:span></text:p>
      <text:p text:style-name="P321"><text:span text:style-name="T321_1">Lista</text:span><text:span text:style-name="T321_2"><text:s/></text:span><text:span text:style-name="T321_3">auto</text:span><text:span text:style-name="T321_4">-</text:span><text:span text:style-name="T321_5">completável</text:span><text:span text:style-name="T321_6"><text:s/></text:span><text:span text:style-name="T321_7">em</text:span><text:span text:style-name="T321_8"><text:s/></text:span><text:span text:style-name="T321_9">ordem</text:span><text:span text:style-name="T321_10"><text:s/></text:span><text:span text:style-name="T321_11">alfabética</text:span><text:span text:style-name="T321_12"><text:s/></text:span><text:span text:style-name="T321_13">com</text:span><text:span text:style-name="T321_14"><text:s/></text:span><text:span text:style-name="T321_15">as</text:span><text:span text:style-name="T321_16"><text:s/></text:span><text:span text:style-name="T321_17">opções</text:span><text:span text:style-name="T321_18"><text:s/></text:span><text:span text:style-name="T321_19">abaixo</text:span></text:p>
      <text:p text:style-name="P322"><text:span text:style-name="T322_1"><text:tab/><text:tab/></text:span><text:span text:style-name="T322_2">Acervo</text:span><text:span text:style-name="T322_3"><text:s/>(</text:span><text:span text:style-name="T322_4">Estante</text:span><text:span text:style-name="T322_5">,<text:s/></text:span><text:span text:style-name="T322_6">Reserva</text:span><text:span text:style-name="T322_7"><text:s/></text:span><text:span text:style-name="T322_8">Técnica</text:span><text:span text:style-name="T322_9">,<text:s/></text:span><text:span text:style-name="T322_10">etc</text:span><text:span text:style-name="T322_11">);</text:span></text:p>
      <text:p text:style-name="P323"><text:span text:style-name="T323_1"><text:tab/><text:tab/></text:span><text:span text:style-name="T323_2">Evento</text:span><text:span text:style-name="T323_3"><text:s/>(</text:span><text:span text:style-name="T323_4">Exposição</text:span><text:span text:style-name="T323_5">,<text:s/></text:span><text:span text:style-name="T323_6">Feira</text:span><text:span text:style-name="T323_7">,<text:s/></text:span><text:span text:style-name="T323_8">etc</text:span><text:span text:style-name="T323_9">);</text:span></text:p>
      <text:p text:style-name="P324"><text:span text:style-name="T324_1"><text:tab/><text:tab/></text:span><text:span text:style-name="T324_2">Exposição</text:span><text:span text:style-name="T324_3"><text:s/></text:span><text:span text:style-name="T324_4">Permanente</text:span></text:p>
      <text:p text:style-name="P325"><text:span text:style-name="T325_1"><text:tab/><text:tab/></text:span><text:span text:style-name="T325_2">Empréstimo</text:span></text:p>
      <text:p text:style-name="P326"><text:span text:style-name="T326_1"><text:tab/><text:tab/></text:span><text:span text:style-name="T326_2">Restauro</text:span><text:span text:style-name="T326_3"><text:s/>(</text:span><text:span text:style-name="T326_4">Encadernação</text:span><text:span text:style-name="T326_5">,<text:s/></text:span><text:span text:style-name="T326_6">Pequenos</text:span><text:span text:style-name="T326_7"><text:s/></text:span><text:span text:style-name="T326_8">Consertos</text:span><text:span text:style-name="T326_9">,<text:s/></text:span><text:span text:style-name="T326_10">etc</text:span><text:span text:style-name="T326_11">).</text:span></text:p>
      <text:p text:style-name="P327"><text:span text:style-name="T327_1"><text:tab/><text:tab/></text:span><text:span text:style-name="T327_2">Baixa</text:span><text:span text:style-name="T327_3"><text:s/></text:span><text:span text:style-name="T327_4">do</text:span><text:span text:style-name="T327_5"><text:s/></text:span><text:span text:style-name="T327_6">Patrimônio</text:span></text:p>
      <text:p text:style-name="P328"><text:span text:style-name="T328_1"><text:tab/></text:span></text:p>
      <text:p text:style-name="P329"><text:span text:style-name="T329_1"><text:tab/><text:s/></text:span><text:span text:style-name="T329_2">Se</text:span><text:span text:style-name="T329_3"><text:s/></text:span><text:span text:style-name="T329_4">opção</text:span><text:span text:style-name="T329_5"><text:s/></text:span><text:span text:style-name="T329_6">no</text:span><text:span text:style-name="T329_7"><text:s/></text:span><text:span text:style-name="T329_8">campo</text:span><text:span text:style-name="T329_9"><text:s/></text:span><text:span text:style-name="T329_10">Disponibilidade</text:span><text:span text:style-name="T329_11"><text:s/></text:span><text:span text:style-name="T329_12">for</text:span><text:span text:style-name="T329_13"><text:s/>''</text:span><text:span text:style-name="T329_14">Acervo</text:span><text:span text:style-name="T329_15">'',<text:s/></text:span><text:span text:style-name="T329_16">liberar</text:span><text:span text:style-name="T329_17"><text:s/></text:span><text:span text:style-name="T329_18">essa</text:span><text:span text:style-name="T329_19"><text:s/></text:span><text:span text:style-name="T329_20">opção</text:span><text:span text:style-name="T329_21"><text:s/></text:span><text:span text:style-name="T329_22">para</text:span><text:span text:style-name="T329_23"><text:s/></text:span><text:span text:style-name="T329_24">preenchimento</text:span></text:p>
      <text:p text:style-name="P330"><text:span text:style-name="T330_1"><text:tab/></text:span><text:span text:style-name="T330_2">Condições</text:span><text:span text:style-name="T330_3"><text:s/></text:span><text:span text:style-name="T330_4">de</text:span><text:span text:style-name="T330_5"><text:s/></text:span><text:span text:style-name="T330_6">Acesso</text:span><text:span text:style-name="T330_7">:</text:span></text:p>
      <text:p text:style-name="P331"><text:span text:style-name="T331_1"><text:tab/></text:span><text:span text:style-name="T331_2">Tipo</text:span><text:span text:style-name="T331_3"><text:s/></text:span><text:span text:style-name="T331_4">Checkbox</text:span><text:span text:style-name="T331_5"><text:tab/></text:span></text:p>
      <text:p text:style-name="P332"><text:span text:style-name="T332_1"><text:tab/><text:tab/></text:span><text:span text:style-name="T332_2">Livre</text:span></text:p>
      <text:p text:style-name="P333"><text:span text:style-name="T333_1"><text:tab/><text:s text:c="2"/><text:tab/></text:span><text:span text:style-name="T333_2">Sob</text:span><text:span text:style-name="T333_3"><text:s/></text:span><text:span text:style-name="T333_4">Consulta</text:span></text:p>
      <text:p text:style-name="P334"/>
      <text:p text:style-name="P335"><text:span text:style-name="T335_1">Se</text:span><text:span text:style-name="T335_2"><text:s/></text:span><text:span text:style-name="T335_3">opção</text:span><text:span text:style-name="T335_4"><text:s/></text:span><text:span text:style-name="T335_5">no</text:span><text:span text:style-name="T335_6"><text:s/></text:span><text:span text:style-name="T335_7">campo</text:span><text:span text:style-name="T335_8"><text:s/></text:span><text:span text:style-name="T335_9">Disponibilidade</text:span><text:span text:style-name="T335_10"><text:s/></text:span><text:span text:style-name="T335_11">for</text:span><text:span text:style-name="T335_12"><text:s/></text:span><text:span text:style-name="T335_13">diferente</text:span><text:span text:style-name="T335_14"><text:s/></text:span><text:span text:style-name="T335_15">de</text:span><text:span text:style-name="T335_16"><text:s/>“</text:span><text:span text:style-name="T335_17">Acervo</text:span><text:span text:style-name="T335_18">”<text:s/></text:span><text:span text:style-name="T335_19">e</text:span><text:span text:style-name="T335_20"><text:s/>“</text:span><text:span text:style-name="T335_21">Baixa</text:span><text:span text:style-name="T335_22"><text:s/></text:span><text:span text:style-name="T335_23">do</text:span><text:span text:style-name="T335_24"><text:s/></text:span><text:span text:style-name="T335_25">Patrimônio</text:span><text:span text:style-name="T335_26">”,<text:s/></text:span><text:span text:style-name="T335_27">liberar</text:span><text:span text:style-name="T335_28"><text:s/></text:span><text:span text:style-name="T335_29">essa</text:span><text:span text:style-name="T335_30"><text:s/></text:span><text:span text:style-name="T335_31">opção</text:span><text:span text:style-name="T335_32"><text:s/></text:span><text:span text:style-name="T335_33">para</text:span><text:span text:style-name="T335_34"><text:s/></text:span><text:span text:style-name="T335_35">preenchimento</text:span></text:p>
      <text:p text:style-name="P336"><text:span text:style-name="T336_1">Data</text:span><text:span text:style-name="T336_2"><text:s/></text:span><text:span text:style-name="T336_3">de</text:span><text:span text:style-name="T336_4"><text:s/></text:span><text:span text:style-name="T336_5">Retorno</text:span><text:span text:style-name="T336_6">:</text:span></text:p>
      <text:p text:style-name="P337"><text:span text:style-name="T337_1"><text:tab/></text:span><text:span text:style-name="T337_2">Campo</text:span><text:span text:style-name="T337_3"><text:s/></text:span><text:span text:style-name="T337_4">editável</text:span></text:p>
      <text:p text:style-name="P338"><text:span text:style-name="T338_1"><text:tab/></text:span></text:p>
      <text:p text:style-name="P339"><text:span text:style-name="T339_1"><text:tab/></text:span><text:span text:style-name="T339_2">Condições</text:span><text:span text:style-name="T339_3"><text:s/></text:span><text:span text:style-name="T339_4">de</text:span><text:span text:style-name="T339_5"><text:s/></text:span><text:span text:style-name="T339_6">Reprodução</text:span><text:span text:style-name="T339_7">:</text:span></text:p>
      <text:p text:style-name="P340"><text:span text:style-name="T340_1"><text:tab/></text:span><text:span text:style-name="T340_2">Tipo</text:span><text:span text:style-name="T340_3"><text:s/></text:span><text:span text:style-name="T340_4">Checkbox</text:span><text:span text:style-name="T340_5"><text:tab/></text:span></text:p>
      <text:p text:style-name="P341"><text:span text:style-name="T341_1"><text:tab/><text:tab/></text:span><text:span text:style-name="T341_2">Não</text:span></text:p>
      <text:p text:style-name="P342"><text:span text:style-name="T342_1"><text:tab/><text:s text:c="2"/><text:tab/></text:span><text:span text:style-name="T342_2">Sob</text:span><text:span text:style-name="T342_3"><text:s/></text:span><text:span text:style-name="T342_4">Consulta</text:span></text:p>
      <text:p text:style-name="P343"><text:span text:style-name="T343_1"><text:tab/></text:span></text:p>
      <text:p text:style-name="P344"><text:span text:style-name="T344_1"><text:tab/></text:span><text:span text:style-name="T344_2">Notas</text:span><text:span text:style-name="T344_3"><text:s/></text:span><text:span text:style-name="T344_4">sobre</text:span><text:span text:style-name="T344_5"><text:s/></text:span><text:span text:style-name="T344_6">Uso</text:span><text:span text:style-name="T344_7"><text:s/></text:span><text:span text:style-name="T344_8">e</text:span><text:span text:style-name="T344_9"><text:s/></text:span><text:span text:style-name="T344_10">Aproveitamento</text:span></text:p>
      <text:p text:style-name="P345"><text:span text:style-name="T345_1"><text:tab/><text:tab/></text:span><text:span text:style-name="T345_2">Campo</text:span><text:span text:style-name="T345_3"><text:s/></text:span><text:span text:style-name="T345_4">editável</text:span></text:p>
      <text:p text:style-name="P346"/>
      <text:p text:style-name="P347"><text:span text:style-name="T347_1"><text:tab/></text:span><text:span text:style-name="T347_2">Proteção</text:span><text:span text:style-name="T347_3">:</text:span></text:p>
      <text:p text:style-name="P348"><text:span text:style-name="T348_1"><text:tab/></text:span><text:span text:style-name="T348_2">Tipo</text:span><text:span text:style-name="T348_3"><text:s/></text:span><text:span text:style-name="T348_4">Checkbox</text:span><text:span text:style-name="T348_5"><text:tab/></text:span></text:p>
      <text:p text:style-name="P349"><text:span text:style-name="T349_1"><text:tab/><text:tab/></text:span><text:span text:style-name="T349_2">Sim</text:span></text:p>
      <text:p text:style-name="P350"><text:span text:style-name="T350_1"><text:tab/><text:tab/></text:span><text:span text:style-name="T350_2">Não</text:span></text:p>
      <text:p text:style-name="P351"><text:span text:style-name="T351_1"><text:tab/><text:s text:c="2"/><text:tab/></text:span><text:span text:style-name="T351_2">Em</text:span><text:span text:style-name="T351_3"><text:s/></text:span><text:span text:style-name="T351_4">Processo</text:span></text:p>
      <text:p text:style-name="P352"/>
      <text:p text:style-name="P353"><text:span text:style-name="T353_1"><text:tab/><text:tab/></text:span><text:span text:style-name="T353_2">Caso</text:span><text:span text:style-name="T353_3"><text:s/></text:span><text:span text:style-name="T353_4">a</text:span><text:span text:style-name="T353_5"><text:s/></text:span><text:span text:style-name="T353_6">opção</text:span><text:span text:style-name="T353_7"><text:s/></text:span><text:span text:style-name="T353_8">seja</text:span><text:span text:style-name="T353_9"><text:s/>''</text:span><text:span text:style-name="T353_10">Não</text:span><text:span text:style-name="T353_11">'',<text:s/></text:span><text:span text:style-name="T353_12">não</text:span><text:span text:style-name="T353_13"><text:s/></text:span><text:span text:style-name="T353_14">mostrar</text:span><text:span text:style-name="T353_15"><text:s/></text:span><text:span text:style-name="T353_16">os</text:span><text:span text:style-name="T353_17"><text:s/></text:span><text:span text:style-name="T353_18">campos</text:span><text:span text:style-name="T353_19"><text:s/></text:span><text:span text:style-name="T353_20">abaixo</text:span></text:p>
      <text:p text:style-name="P354"><text:span text:style-name="T354_1"><text:tab/><text:tab/></text:span><text:span text:style-name="T354_2">Instituição</text:span><text:span text:style-name="T354_3">:</text:span></text:p>
      <text:p text:style-name="P355"><text:span text:style-name="T355_1"><text:tab/><text:tab/><text:tab/></text:span><text:span text:style-name="T355_2">Campo</text:span><text:span text:style-name="T355_3"><text:s/></text:span><text:span text:style-name="T355_4">Editável</text:span></text:p>
      <text:p text:style-name="P356"><text:span text:style-name="T356_1"><text:tab/></text:span></text:p>
      <text:p text:style-name="P357"><text:span text:style-name="T357_1"><text:tab/><text:tab/></text:span><text:span text:style-name="T357_2">Legislação</text:span><text:span text:style-name="T357_3">/</text:span><text:span text:style-name="T357_4">Número</text:span><text:span text:style-name="T357_5"><text:s/></text:span><text:span text:style-name="T357_6">do</text:span><text:span text:style-name="T357_7"><text:s/></text:span><text:span text:style-name="T357_8">Processo</text:span><text:span text:style-name="T357_9">:</text:span></text:p>
      <text:p text:style-name="P358"><text:span text:style-name="T358_1"><text:tab/><text:tab/><text:tab/></text:span><text:span text:style-name="T358_2">Campo</text:span><text:span text:style-name="T358_3"><text:s/></text:span><text:span text:style-name="T358_4">Editável</text:span></text:p>
      <text:p text:style-name="P359"/>
      <text:p text:style-name="P360"/>
      <text:p text:style-name="P361"><text:span text:style-name="T361_1">8.<text:s/></text:span><text:span text:style-name="T361_2">Histórico</text:span><text:span text:style-name="T361_3"><text:s/></text:span><text:span text:style-name="T361_4">e</text:span><text:span text:style-name="T361_5"><text:s/></text:span><text:span text:style-name="T361_6">Procedência</text:span></text:p>
      <text:p text:style-name="P362"/>
      <text:p text:style-name="P363"><text:span text:style-name="T363_1">Tipo</text:span><text:span text:style-name="T363_2"><text:s/></text:span><text:span text:style-name="T363_3">de</text:span><text:span text:style-name="T363_4"><text:s/></text:span><text:span text:style-name="T363_5">Aquisição</text:span><text:span text:style-name="T363_6">:</text:span></text:p>
      <text:p text:style-name="P364"><text:span text:style-name="T364_1">Lista</text:span><text:span text:style-name="T364_2"><text:s/></text:span><text:span text:style-name="T364_3">auto</text:span><text:span text:style-name="T364_4">-</text:span><text:span text:style-name="T364_5">completável</text:span><text:span text:style-name="T364_6"><text:s/></text:span><text:span text:style-name="T364_7">em</text:span><text:span text:style-name="T364_8"><text:s/></text:span><text:span text:style-name="T364_9">ordem</text:span><text:span text:style-name="T364_10"><text:s/></text:span><text:span text:style-name="T364_11">alfabética</text:span><text:span text:style-name="T364_12"><text:s/></text:span><text:span text:style-name="T364_13">com</text:span><text:span text:style-name="T364_14"><text:s/></text:span><text:span text:style-name="T364_15">as</text:span><text:span text:style-name="T364_16"><text:s/></text:span><text:span text:style-name="T364_17">opções</text:span><text:span text:style-name="T364_18"><text:s/></text:span><text:span text:style-name="T364_19">abaixo</text:span></text:p>
      <text:p text:style-name="P365"><text:span text:style-name="T365_1">Compra</text:span></text:p>
      <text:p text:style-name="P366"><text:span text:style-name="T366_1"><text:tab/><text:tab/></text:span><text:span text:style-name="T366_2">Permuta</text:span></text:p>
      <text:p text:style-name="P367"><text:span text:style-name="T367_1"><text:tab/><text:tab/></text:span><text:span text:style-name="T367_2">Doação</text:span><text:span text:style-name="T367_3"><text:s/></text:span><text:span text:style-name="T367_4">Institucional</text:span></text:p>
      <text:p text:style-name="P368"><text:span text:style-name="T368_1"><text:tab/><text:tab/></text:span><text:span text:style-name="T368_2">Doação</text:span><text:span text:style-name="T368_3"><text:s/></text:span><text:span text:style-name="T368_4">Pessoal</text:span></text:p>
      <text:p text:style-name="P369"><text:span text:style-name="T369_1"><text:tab/><text:tab/></text:span><text:span text:style-name="T369_2">Comodato</text:span></text:p>
      <text:p text:style-name="P370"/>
      <text:p text:style-name="P371"/>
      <text:p text:style-name="P372"><text:span text:style-name="T372_1">Valor</text:span><text:span text:style-name="T372_2"><text:s/></text:span><text:span text:style-name="T372_3">Venal</text:span><text:span text:style-name="T372_4"><text:s/></text:span><text:span text:style-name="T372_5">da</text:span><text:span text:style-name="T372_6"><text:s/></text:span><text:span text:style-name="T372_7">Época</text:span><text:span text:style-name="T372_8"><text:s/></text:span><text:span text:style-name="T372_9">da</text:span><text:span text:style-name="T372_10"><text:s/></text:span><text:span text:style-name="T372_11">Transação</text:span><text:span text:style-name="T372_12">:</text:span></text:p>
      <text:p text:style-name="P373"><text:span text:style-name="T373_1"><text:s/><text:tab/></text:span><text:span text:style-name="T373_2">Campo</text:span><text:span text:style-name="T373_3"><text:s/></text:span><text:span text:style-name="T373_4">editável</text:span></text:p>
      <text:p text:style-name="P374"/>
      <text:p text:style-name="P375"><text:span text:style-name="T375_1">Dados</text:span><text:span text:style-name="T375_2"><text:s/></text:span><text:span text:style-name="T375_3">do</text:span><text:span text:style-name="T375_4"><text:s/></text:span><text:span text:style-name="T375_5">Documento</text:span><text:span text:style-name="T375_6"><text:s/></text:span><text:span text:style-name="T375_7">de</text:span><text:span text:style-name="T375_8"><text:s/></text:span><text:span text:style-name="T375_9">Aquisição</text:span><text:span text:style-name="T375_10">:</text:span></text:p>
      <text:p text:style-name="P376"><text:span text:style-name="T376_1"><text:tab/></text:span><text:span text:style-name="T376_2">Campo</text:span><text:span text:style-name="T376_3"><text:s/></text:span><text:span text:style-name="T376_4">editável</text:span></text:p>
      <text:p text:style-name="P377"/>
      <text:p text:style-name="P378"><text:span text:style-name="T378_1">Primeiro</text:span><text:span text:style-name="T378_2"><text:s/></text:span><text:span text:style-name="T378_3">Proprietário</text:span></text:p>
      <text:p text:style-name="P379"><text:span text:style-name="T379_1"><text:tab/></text:span><text:span text:style-name="T379_2">Campo</text:span><text:span text:style-name="T379_3"><text:s/></text:span><text:span text:style-name="T379_4">editável</text:span></text:p>
      <text:p text:style-name="P380"/>
      <text:p text:style-name="P381"><text:span text:style-name="T381_1">Histórico</text:span></text:p>
      <text:p text:style-name="P382"><text:span text:style-name="T382_1"><text:tab/></text:span><text:span text:style-name="T382_2">Campo</text:span><text:span text:style-name="T382_3"><text:s/></text:span><text:span text:style-name="T382_4">editável</text:span></text:p>
      <text:p text:style-name="P383"/>
      <text:p text:style-name="P384"><text:span text:style-name="T384_1">Instrimentos</text:span><text:span text:style-name="T384_2"><text:s/></text:span><text:span text:style-name="T384_3">de</text:span><text:span text:style-name="T384_4"><text:s/></text:span><text:span text:style-name="T384_5">Pesquisa</text:span></text:p>
      <text:p text:style-name="P385"><text:span text:style-name="T385_1"><text:tab/></text:span><text:span text:style-name="T385_2">Campo</text:span><text:span text:style-name="T385_3"><text:s/></text:span><text:span text:style-name="T385_4">editável</text:span></text:p>
      <text:p text:style-name="P386"/>
      <text:p text:style-name="P387"/>
      <text:p text:style-name="P388"><text:span text:style-name="T388_1">9.<text:s/></text:span><text:span text:style-name="T388_2">Assuntos</text:span><text:span text:style-name="T388_3"><text:s/></text:span><text:span text:style-name="T388_4">e</text:span><text:span text:style-name="T388_5"><text:s/></text:span><text:span text:style-name="T388_6">Descritores</text:span></text:p>
      <text:p text:style-name="P389"/>
      <text:p text:style-name="P390"><text:span text:style-name="T390_1">9.1<text:tab/></text:span><text:span text:style-name="T390_2">Descritor</text:span></text:p>
      <text:p text:style-name="P391"><text:span text:style-name="T391_1">Campo</text:span><text:span text:style-name="T391_2"><text:s/></text:span><text:span text:style-name="T391_3">editável</text:span><text:span text:style-name="T391_4"><text:s/></text:span><text:span text:style-name="T391_5">com</text:span><text:span text:style-name="T391_6"><text:s/></text:span><text:span text:style-name="T391_7">a</text:span><text:span text:style-name="T391_8"><text:s/></text:span><text:span text:style-name="T391_9">seguinte</text:span><text:span text:style-name="T391_10"><text:s/></text:span><text:span text:style-name="T391_11">Descrição</text:span><text:span text:style-name="T391_12"><text:s/></text:span><text:span text:style-name="T391_13">antes</text:span><text:span text:style-name="T391_14"><text:s/></text:span><text:span text:style-name="T391_15">de</text:span><text:span text:style-name="T391_16"><text:s/></text:span><text:span text:style-name="T391_17">ser</text:span><text:span text:style-name="T391_18"><text:s/></text:span><text:span text:style-name="T391_19">preenchido</text:span></text:p>
      <text:p text:style-name="P392"><text:span text:style-name="T392_1"><text:s/></text:span><text:span text:style-name="T392_2">Descrição</text:span><text:span text:style-name="T392_3">:<text:s/>''<text:s/></text:span><text:span text:style-name="T392_4">Termos</text:span><text:span text:style-name="T392_5"><text:s/></text:span><text:span text:style-name="T392_6">controlados</text:span><text:span text:style-name="T392_7">,<text:s/></text:span><text:span text:style-name="T392_8">retirados</text:span><text:span text:style-name="T392_9"><text:s/></text:span><text:span text:style-name="T392_10">de</text:span><text:span text:style-name="T392_11"><text:s/></text:span><text:span text:style-name="T392_12">um</text:span><text:span text:style-name="T392_13"><text:s/></text:span><text:span text:style-name="T392_14">vocabulário</text:span><text:span text:style-name="T392_15"><text:s/></text:span><text:span text:style-name="T392_16">pré</text:span><text:span text:style-name="T392_17">-</text:span><text:span text:style-name="T392_18">definido</text:span><text:span text:style-name="T392_19">,<text:s/></text:span><text:span text:style-name="T392_20">que</text:span><text:span text:style-name="T392_21"><text:s/></text:span><text:span text:style-name="T392_22">traduzem</text:span><text:span text:style-name="T392_23"><text:s/></text:span><text:span text:style-name="T392_24">o</text:span><text:span text:style-name="T392_25"><text:s/></text:span><text:span text:style-name="T392_26">conteúdo</text:span><text:span text:style-name="T392_27"><text:s/></text:span><text:span text:style-name="T392_28">temático</text:span><text:span text:style-name="T392_29"><text:s/></text:span><text:span text:style-name="T392_30">do</text:span><text:span text:style-name="T392_31"><text:s/></text:span><text:span text:style-name="T392_32">bem</text:span><text:span text:style-name="T392_33"><text:s/></text:span><text:span text:style-name="T392_34">patrimonial</text:span><text:span text:style-name="T392_35">.<text:s/></text:span><text:span text:style-name="T392_36">Limite</text:span><text:span text:style-name="T392_37"><text:s/></text:span><text:span text:style-name="T392_38">de</text:span><text:span text:style-name="T392_39"><text:s/>5<text:s/></text:span><text:span text:style-name="T392_40">palavras</text:span><text:span text:style-name="T392_41"><text:s/></text:span><text:span text:style-name="T392_42">chave</text:span><text:span text:style-name="T392_43">''</text:span></text:p>
      <text:p text:style-name="P393"/>
      <text:p text:style-name="P394"><text:span text:style-name="T394_1">Limitar</text:span><text:span text:style-name="T394_2"><text:s/></text:span><text:span text:style-name="T394_3">até</text:span><text:span text:style-name="T394_4"><text:s/></text:span><text:span text:style-name="T394_5">cinco</text:span><text:span text:style-name="T394_6"><text:s/></text:span><text:span text:style-name="T394_7">palavra</text:span><text:span text:style-name="T394_8"><text:s/></text:span><text:span text:style-name="T394_9">chave</text:span><text:span text:style-name="T394_10"><text:s/></text:span><text:span text:style-name="T394_11">para</text:span><text:span text:style-name="T394_12"><text:s/></text:span><text:span text:style-name="T394_13">cada</text:span><text:span text:style-name="T394_14"><text:s/></text:span><text:span text:style-name="T394_15">bem</text:span><text:span text:style-name="T394_16"><text:s/></text:span><text:span text:style-name="T394_17">patrimonial</text:span><text:span text:style-name="T394_18">.</text:span></text:p>
      <text:p text:style-name="P395"/>
      <text:p text:style-name="P396"><text:span text:style-name="T396_1">9.2<text:tab/></text:span><text:span text:style-name="T396_2">Assunto</text:span></text:p>
      <text:p text:style-name="P397"><text:span text:style-name="T397_1">Campo</text:span><text:span text:style-name="T397_2"><text:s/></text:span><text:span text:style-name="T397_3">editável</text:span><text:span text:style-name="T397_4"><text:s/></text:span><text:span text:style-name="T397_5">com</text:span><text:span text:style-name="T397_6"><text:s/></text:span><text:span text:style-name="T397_7">a</text:span><text:span text:style-name="T397_8"><text:s/></text:span><text:span text:style-name="T397_9">seguinte</text:span><text:span text:style-name="T397_10"><text:s/></text:span><text:span text:style-name="T397_11">Descrição</text:span><text:span text:style-name="T397_12"><text:s/></text:span><text:span text:style-name="T397_13">antes</text:span><text:span text:style-name="T397_14"><text:s/></text:span><text:span text:style-name="T397_15">de</text:span><text:span text:style-name="T397_16"><text:s/></text:span><text:span text:style-name="T397_17">ser</text:span><text:span text:style-name="T397_18"><text:s/></text:span><text:span text:style-name="T397_19">preenchido</text:span></text:p>
      <text:p text:style-name="P398"><text:span text:style-name="T398_1">Descrição</text:span><text:span text:style-name="T398_2">:<text:s/></text:span><text:span text:style-name="T398_3">palavras</text:span><text:span text:style-name="T398_4">-</text:span><text:span text:style-name="T398_5">chave</text:span><text:span text:style-name="T398_6"><text:s/></text:span><text:span text:style-name="T398_7">que</text:span><text:span text:style-name="T398_8"><text:s/></text:span><text:span text:style-name="T398_9">traduzem</text:span><text:span text:style-name="T398_10"><text:s/></text:span><text:span text:style-name="T398_11">o</text:span><text:span text:style-name="T398_12"><text:s/></text:span><text:span text:style-name="T398_13">conteúdo</text:span><text:span text:style-name="T398_14"><text:s/></text:span><text:span text:style-name="T398_15">temático</text:span><text:span text:style-name="T398_16"><text:s/></text:span><text:span text:style-name="T398_17">do</text:span><text:span text:style-name="T398_18"><text:s/></text:span><text:span text:style-name="T398_19">bem</text:span><text:span text:style-name="T398_20"><text:s/></text:span><text:span text:style-name="T398_21">patrimonial</text:span></text:p>
      <text:p text:style-name="P399"/>
      <text:p text:style-name="P400"/>
      <text:p text:style-name="P401"><text:span text:style-name="T401_1">10.<text:s/></text:span><text:span text:style-name="T401_2">Fonte</text:span><text:span text:style-name="T401_3"><text:s/></text:span><text:span text:style-name="T401_4">de</text:span><text:span text:style-name="T401_5"><text:s/></text:span><text:span text:style-name="T401_6">Informação</text:span></text:p>
      <text:p text:style-name="P402"/>
      <text:p text:style-name="P403"><text:span text:style-name="T403_1"><text:tab/><text:tab/></text:span><text:span text:style-name="T403_2">Campo</text:span><text:span text:style-name="T403_3"><text:s/></text:span><text:span text:style-name="T403_4">editável</text:span><text:span text:style-name="T403_5"><text:s/></text:span><text:span text:style-name="T403_6">com</text:span><text:span text:style-name="T403_7"><text:s/></text:span><text:span text:style-name="T403_8">opção</text:span><text:span text:style-name="T403_9"><text:s/></text:span><text:span text:style-name="T403_10">de</text:span><text:span text:style-name="T403_11"><text:s/></text:span><text:span text:style-name="T403_12">abrir</text:span><text:span text:style-name="T403_13"><text:s/></text:span><text:span text:style-name="T403_14">novos</text:span><text:span text:style-name="T403_15"><text:s/></text:span><text:span text:style-name="T403_16">campos</text:span><text:span text:style-name="T403_17"><text:s/></text:span><text:span text:style-name="T403_18">para</text:span><text:span text:style-name="T403_19"><text:s/></text:span><text:span text:style-name="T403_20">mais</text:span><text:span text:style-name="T403_21"><text:s/></text:span><text:span text:style-name="T403_22">de</text:span><text:span text:style-name="T403_23"><text:s/></text:span><text:span text:style-name="T403_24">uma</text:span><text:span text:style-name="T403_25"><text:s/></text:span><text:span text:style-name="T403_26">fonte</text:span><text:span text:style-name="T403_27">.</text:span></text:p>
      <text:p text:style-name="P404"><text:span text:style-name="T404_1"><text:tab/></text:span></text:p>
      <text:p text:style-name="P405"/>
      <text:p text:style-name="P406"/>
      <text:p text:style-name="P407"/>
      <text:p text:style-name="P408"/>
      <text:p text:style-name="P40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–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2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2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2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2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2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2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2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–" text:style-name="List2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3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2" text:style-name="List4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3" text:style-name="List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4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5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6" text:style-name="List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7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8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display-levels="9" text:style-name="List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5.452cm" fo:margin-left="0cm"/>
    </style:style>
    <style:style style:name="Column1" style:family="table-column">
      <style:table-column-properties style:column-width="1.852cm"/>
    </style:style>
    <style:style style:name="Column2" style:family="table-column">
      <style:table-column-properties style:column-width="10.566cm"/>
    </style:style>
    <style:style style:name="Column3" style:family="table-column">
      <style:table-column-properties style:column-width="3.034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.071cm" fo:margin-bottom="0cm" fo:margin-left="0cm" fo:margin-right="0.12cm" fo:orphans="2" fo:widows="2" style:writing-mode="lr-tb">
        <style:tab-stops>
          <style:tab-stop style:type="left" style:leader-style="none" style:position="2.002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2" style:family="table">
      <style:table-properties table:align="left" style:width="15.431cm" fo:margin-left="0cm"/>
    </style:style>
    <style:style style:name="Column4" style:family="table-column">
      <style:table-column-properties style:column-width="5.577cm"/>
    </style:style>
    <style:style style:name="Column5" style:family="table-column">
      <style:table-column-properties style:column-width="5.577cm"/>
    </style:style>
    <style:style style:name="Column6" style:family="table-column">
      <style:table-column-properties style:column-width="4.276cm"/>
    </style:style>
    <style:style style:name="Row3" style:family="table-row"/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.635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4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1.512cm" svg:height="1.266cm" draw:style-name="FR1" text:anchor-type="as-char" draw:z-index="0"><draw:image xlink:href="Pictures/image1.png" xlink:type="simple" xlink:show="embed" xlink:actuate="onLoad"/></draw:frame></text:p>
              <text:p text:style-name="P3"/>
            </table:table-cell>
            <table:table-cell table:style-name="Cell2">
              <text:p text:style-name="P4"/>
              <text:p text:style-name="P5"><text:span text:style-name="T5_1">Documento</text:span><text:span text:style-name="T5_2"><text:s/></text:span><text:span text:style-name="T5_3">de</text:span><text:span text:style-name="T5_4"><text:s/></text:span><text:span text:style-name="T5_5">Especificação</text:span><text:span text:style-name="T5_6"><text:s/></text:span><text:span text:style-name="T5_7">de</text:span><text:span text:style-name="T5_8"><text:s/></text:span><text:span text:style-name="T5_9">Casos</text:span><text:span text:style-name="T5_10"><text:s/></text:span><text:span text:style-name="T5_11">de</text:span><text:span text:style-name="T5_12"><text:s/></text:span><text:span text:style-name="T5_13">Uso</text:span></text:p>
            </table:table-cell>
            <table:table-cell table:style-name="Cell3">
              <text:p text:style-name="P6"><text:span text:style-name="T6_1">Versão</text:span><text:span text:style-name="T6_2"><text:s/></text:span><text:span text:style-name="T6_3">do</text:span><text:span text:style-name="T6_4"><text:s/></text:span><text:span text:style-name="T6_5">documento</text:span><text:span text:style-name="T6_6">:<text:s/>1.0</text:span></text:p>
            </table:table-cell>
          </table:table-row>
          <table:table-row table:style-name="Row2">
            <table:table-cell table:style-name="Cell4">
              <text:p text:style-name="P7"/>
            </table:table-cell>
            <table:table-cell table:style-name="Cell5">
              <text:p text:style-name="P8"/>
            </table:table-cell>
            <table:table-cell table:style-name="Cell6">
              <text:p text:style-name="P9"><text:span text:style-name="T9_1"><text:s text:c="2"/></text:span><text:span text:style-name="T9_2">Data</text:span><text:span text:style-name="T9_3">:<text:s text:c="2"/>&lt;</text:span><text:span text:style-name="T9_4">01</text:span><text:span text:style-name="T9_5">/</text:span><text:span text:style-name="T9_6">10</text:span><text:span text:style-name="T9_7">/20</text:span><text:span text:style-name="T9_8">14</text:span><text:span text:style-name="T9_9">&gt;</text:span></text:p>
            </table:table-cell>
          </table:table-row>
        </table:table>
        <text:p text:style-name="P10"/>
      </style:header>
      <style:footer>
        <text:p text:style-name="P11"/>
        <table:table table:style-name="Table2">
          <table:table-column table:style-name="Column4"/>
          <table:table-column table:style-name="Column5"/>
          <table:table-column table:style-name="Column6"/>
          <table:table-row table:style-name="Row3">
            <table:table-cell table:style-name="Cell7">
              <text:p text:style-name="P12"><text:span text:style-name="T12_1">Confidencial</text:span></text:p>
            </table:table-cell>
            <table:table-cell table:style-name="Cell8">
              <text:p text:style-name="P13"><text:span text:style-name="T13_1">ICMC</text:span><text:span text:style-name="T13_2"><text:s/>–<text:s/></text:span><text:span text:style-name="T13_3">USP</text:span><text:span text:style-name="T13_4">,<text:s/>201</text:span><text:span text:style-name="T13_5">4</text:span></text:p>
            </table:table-cell>
            <table:table-cell table:style-name="Cell9">
              <text:p text:style-name="P14"><text:span text:style-name="T14_1">Página</text:span><text:span text:style-name="T14_2"><text:s/></text:span><text:span text:style-name="T14_3"><text:page-number text:select-page="current"/></text:span><text:span text:style-name="T14_4"><text:s/></text:span><text:span text:style-name="T14_5">de</text:span><text:span text:style-name="T14_6"><text:s/></text:span><text:span text:style-name="T14_7"><text:page-count/></text:span></text:p>
            </table:table-cell>
          </table:table-row>
        </table:table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